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4.156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5.375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4.838cm"/>
    </style:style>
    <style:style style:name="co11" style:family="table-column">
      <style:table-column-properties fo:break-before="auto" style:column-width="3.082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3.655cm"/>
    </style:style>
    <style:style style:name="co14" style:family="table-column">
      <style:table-column-properties fo:break-before="auto" style:column-width="5.554cm"/>
    </style:style>
    <style:style style:name="co15" style:family="table-column">
      <style:table-column-properties fo:break-before="auto" style:column-width="3.26cm"/>
    </style:style>
    <style:style style:name="co16" style:family="table-column">
      <style:table-column-properties fo:break-before="auto" style:column-width="2.939cm"/>
    </style:style>
    <style:style style:name="co17" style:family="table-column">
      <style:table-column-properties fo:break-before="auto" style:column-width="3.224cm"/>
    </style:style>
    <style:style style:name="co18" style:family="table-column">
      <style:table-column-properties fo:break-before="auto" style:column-width="2.185cm"/>
    </style:style>
    <style:style style:name="co19" style:family="table-column">
      <style:table-column-properties fo:break-before="auto" style:column-width="6.736cm"/>
    </style:style>
    <style:style style:name="co20" style:family="table-column">
      <style:table-column-properties fo:break-before="auto" style:column-width="4.408cm"/>
    </style:style>
    <style:style style:name="co21" style:family="table-column">
      <style:table-column-properties fo:break-before="auto" style:column-width="6.809cm"/>
    </style:style>
    <style:style style:name="co22" style:family="table-column">
      <style:table-column-properties fo:break-before="auto" style:column-width="3.547cm"/>
    </style:style>
    <style:style style:name="co23" style:family="table-column">
      <style:table-column-properties fo:break-before="auto" style:column-width="4.443cm"/>
    </style:style>
    <style:style style:name="co24" style:family="table-column">
      <style:table-column-properties fo:break-before="auto" style:column-width="4.479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number-style style:name="N8004" number:language="it" number:country="IT">
      <number:number number:decimal-places="2" number:min-integer-digits="1" number:grouping="true"/>
    </number:number-style>
    <style:style style:name="ce1" style:family="table-cell" style:parent-style-name="Excel_20_Built-in_20_60_25__20_-_20_Accent2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60_25__20_-_20_Accent2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105"/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Excel_20_Built-in_20_40_25__20_-_20_Accent1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40_25__20_-_20_Accent1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 style:data-style-name="N106"/>
    <style:style style:name="ce8" style:family="table-cell" style:parent-style-name="Excel_20_Built-in_20_Normal" style:data-style-name="N8004"/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9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4" table:default-cell-style-name="Excel_20_Built-in_20_Normal"/>
        <table:table-column table:style-name="co23" table:default-cell-style-name="Excel_20_Built-in_20_Normal"/>
        <table:table-column table:style-name="co4" table:default-cell-style-name="Excel_20_Built-in_20_Normal"/>
        <table:table-column table:style-name="co24" table:default-cell-style-name="Excel_20_Built-in_20_Normal"/>
        <table:table-column table:style-name="co4" table:number-columns-repeated="994" table:default-cell-style-name="Excel_20_Built-in_20_Normal"/>
        <table:table-row table:style-name="ro1">
          <table:table-cell table:style-name="ce1" office:value-type="string" table:number-columns-spanned="6" table:number-rows-spanned="1">
            <text:p>Condensatore 4.7 nF</text:p>
          </table:table-cell>
          <table:covered-table-cell table:number-columns-repeated="5" table:style-name="ce2"/>
          <table:table-cell office:value-type="string">
            <text:p>err presa 1</text:p>
          </table:table-cell>
          <table:table-cell table:number-columns-repeated="3"/>
          <table:table-cell table:style-name="Default" table:number-columns-repeated="2"/>
          <table:table-cell table:style-name="ce5" office:value-type="string" table:number-columns-spanned="6" table:number-rows-spanned="1">
            <text:p>condensatore 10 nF</text:p>
          </table:table-cell>
          <table:covered-table-cell table:number-columns-repeated="5" table:style-name="ce6"/>
          <table:table-cell office:value-type="string">
            <text:p>err presa 1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office:value-type="string">
            <text:p>segnale (mV) pp generatore </text:p>
          </table:table-cell>
          <table:table-cell office:value-type="string">
            <text:p>frequenza (kHz)</text:p>
          </table:table-cell>
          <table:table-cell office:value-type="string">
            <text:p>Segnale (V) </text:p>
          </table:table-cell>
          <table:table-cell office:value-type="string">
            <text:p>Guadagno</text:p>
          </table:table-cell>
          <table:table-cell office:value-type="string">
            <text:p>f/f_0</text:p>
          </table:table-cell>
          <table:table-cell office:value-type="string">
            <text:p>Guadagni normalizzati</text:p>
          </table:table-cell>
          <table:table-cell table:number-columns-repeated="4"/>
          <table:table-cell table:style-name="Default" table:number-columns-repeated="2"/>
          <table:table-cell office:value-type="string">
            <text:p>segnale (mV) pp generatore </text:p>
          </table:table-cell>
          <table:table-cell office:value-type="string">
            <text:p>Frequenza (kHz)</text:p>
          </table:table-cell>
          <table:table-cell office:value-type="string">
            <text:p>Segnale (V)</text:p>
          </table:table-cell>
          <table:table-cell office:value-type="string">
            <text:p>Guadagno</text:p>
          </table:table-cell>
          <table:table-cell office:value-type="string">
            <text:p>f/f_0</text:p>
          </table:table-cell>
          <table:table-cell office:value-type="string">
            <text:p>Guadagni normalizzati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80">
            <text:p>80</text:p>
          </table:table-cell>
          <table:table-cell table:style-name="ce3" table:formula="of:=[.J55]/[.$I$55]" office:value-type="float" office:value="0.326433715725915">
            <text:p>0,326</text:p>
          </table:table-cell>
          <table:table-cell table:style-name="ce3" table:formula="of:=[.C3]/[.$A$3]" office:value-type="float" office:value="8.16084289314787">
            <text:p>8,161</text:p>
          </table:table-cell>
          <table:table-cell table:style-name="ce3" table:formula="of:=[.B3]/[.$B$20]" office:value-type="float" office:value="0.851063829787234">
            <text:p>0,851</text:p>
          </table:table-cell>
          <table:table-cell table:style-name="ce3" table:formula="of:=[.D3]/[.$D$20]" office:value-type="float" office:value="0.172043010752688">
            <text:p>0,172</text:p>
          </table:table-cell>
          <table:table-cell office:value-type="string">
            <text:p>er V_in</text:p>
          </table:table-cell>
          <table:table-cell office:value-type="string">
            <text:p>err V_out</text:p>
          </table:table-cell>
          <table:table-cell office:value-type="string">
            <text:p>err G</text:p>
          </table:table-cell>
          <table:table-cell office:value-type="string">
            <text:p>err G norm</text:p>
          </table:table-cell>
          <table:table-cell table:style-name="ce4" office:value-type="string">
            <text:p>err f/f0</text:p>
          </table:table-cell>
          <table:table-cell table:style-name="Default"/>
          <table:table-cell office:value-type="float" office:value="0.02">
            <text:p>0,02</text:p>
          </table:table-cell>
          <table:table-cell table:style-name="ce7" office:value-type="float" office:value="56">
            <text:p>56,0</text:p>
          </table:table-cell>
          <table:table-cell table:style-name="ce3" office:value-type="float" office:value="0.412">
            <text:p>0,412</text:p>
          </table:table-cell>
          <table:table-cell table:formula="of:=[.O3]/[.$A$3]" office:value-type="float" office:value="10.3">
            <text:p>10,3</text:p>
          </table:table-cell>
          <table:table-cell table:style-name="ce3" table:formula="of:=[.N3]/[.$N$16]" office:value-type="float" office:value="0.844645550527904">
            <text:p>0,845</text:p>
          </table:table-cell>
          <table:table-cell table:style-name="ce3" table:formula="of:=[.P3]/[.$P$16]" office:value-type="float" office:value="0.173109243697479">
            <text:p>0,173</text:p>
          </table:table-cell>
          <table:table-cell office:value-type="string">
            <text:p>er V_in</text:p>
          </table:table-cell>
          <table:table-cell office:value-type="string">
            <text:p>err V_out</text:p>
          </table:table-cell>
          <table:table-cell office:value-type="string">
            <text:p>err G</text:p>
          </table:table-cell>
          <table:table-cell office:value-type="string">
            <text:p>err G norm</text:p>
          </table:table-cell>
          <table:table-cell table:style-name="ce4" office:value-type="string">
            <text:p>err f/f0</text:p>
          </table:table-cell>
          <table:table-cell table:number-columns-repeated="2"/>
          <table:table-cell office:value-type="string">
            <text:p>0.64516129,</text:p>
          </table:table-cell>
          <table:table-cell office:value-type="string">
            <text:p>0.19565217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3" table:formula="of:=[.J56]/[.$I$55]" office:value-type="float" office:value="0.346835822958784">
            <text:p>0,347</text:p>
          </table:table-cell>
          <table:table-cell table:style-name="ce3" table:formula="of:=[.C4]/[.$A$3]" office:value-type="float" office:value="8.67089557396961">
            <text:p>8,671</text:p>
          </table:table-cell>
          <table:table-cell table:style-name="ce3" table:formula="of:=[.B4]/[.$B$20]" office:value-type="float" office:value="0.861702127659574">
            <text:p>0,862</text:p>
          </table:table-cell>
          <table:table-cell table:style-name="ce3" table:formula="of:=[.D4]/[.$D$20]" office:value-type="float" office:value="0.182795698924731">
            <text:p>0,183</text:p>
          </table:table-cell>
          <table:table-cell table:formula="of:=3*[.A3]/100" office:value-type="float" office:value="0.0012">
            <text:p>0,0012</text:p>
          </table:table-cell>
          <table:table-cell table:formula="of:=3*[.C3]/100" office:value-type="float" office:value="0.00979301147177744">
            <text:p>0,0097930115</text:p>
          </table:table-cell>
          <table:table-cell table:formula="of:=([.C3]^2/[.$A$3]^4*[.$G$4]^2+[.H4]^2/[.$A$3]^2)^(1/2)" office:value-type="float" office:value="0.346235240996574">
            <text:p>0,346235241</text:p>
          </table:table-cell>
          <table:table-cell table:formula="of:=([.D3]^2/[.$D$20]^4*[.$I$20]^2+[.I4]^2/[.$D$20]^2)^(1/2)" office:value-type="float" office:value="0.0101574520159298">
            <text:p>0,010157452</text:p>
          </table:table-cell>
          <table:table-cell table:style-name="Default" table:formula="of:=([.B3]^2*0.5^2/[.$B$20]^4+1*0.5^2/[.$B$20]^2)^(1/2)" office:value-type="float" office:value="0.00698473251435467">
            <text:p>0,0069847325</text:p>
          </table:table-cell>
          <table:table-cell table:style-name="Default"/>
          <table:table-cell/>
          <table:table-cell table:style-name="ce7" office:value-type="float" office:value="57">
            <text:p>57,0</text:p>
          </table:table-cell>
          <table:table-cell table:style-name="ce3" office:value-type="float" office:value="0.448">
            <text:p>0,448</text:p>
          </table:table-cell>
          <table:table-cell table:formula="of:=[.O4]/[.$A$3]" office:value-type="float" office:value="11.2">
            <text:p>11,2</text:p>
          </table:table-cell>
          <table:table-cell table:style-name="ce3" table:formula="of:=[.N4]/[.$N$16]" office:value-type="float" office:value="0.85972850678733">
            <text:p>0,860</text:p>
          </table:table-cell>
          <table:table-cell table:style-name="ce3" table:formula="of:=[.P4]/[.$P$16]" office:value-type="float" office:value="0.188235294117647">
            <text:p>0,188</text:p>
          </table:table-cell>
          <table:table-cell table:formula="of:=3*[.M3]/100" office:value-type="float" office:value="0.0006">
            <text:p>0,0006</text:p>
          </table:table-cell>
          <table:table-cell table:formula="of:=3*[.O3]/100" office:value-type="float" office:value="0.01236">
            <text:p>0,01236</text:p>
          </table:table-cell>
          <table:table-cell table:formula="of:=([.O3]^2/[.$M$3]^4*[.$S$4]^2+[.T4]^2/[.$M$3]^2)^(1/2)" office:value-type="float" office:value="0.873983981546573">
            <text:p>0,8739839815</text:p>
          </table:table-cell>
          <table:table-cell table:formula="of:=([.P3]^2/[.$P$16]^4*[.$U$16]^2+[.U4]^2/[.$P$16]^2)^(1/2)" office:value-type="float" office:value="0.0204269651383249">
            <text:p>0,0204269651</text:p>
          </table:table-cell>
          <table:table-cell table:style-name="Default" table:formula="of:=([.N3]^2/[.$N$16]^4*0.5^2+1/[.$N$16]^2*0.5^2)^(1/2)" office:value-type="float" office:value="0.0098716367415368">
            <text:p>0,0098716367</text:p>
          </table:table-cell>
          <table:table-cell table:number-columns-repeated="2"/>
          <table:table-cell office:value-type="string">
            <text:p>0.685483871,</text:p>
          </table:table-cell>
          <table:table-cell office:value-type="string">
            <text:p>0.21014492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3" table:formula="of:=[.J57]/[.$I$55]" office:value-type="float" office:value="0.375398773084802">
            <text:p>0,375</text:p>
          </table:table-cell>
          <table:table-cell table:style-name="ce3" table:formula="of:=[.C5]/[.$A$3]" office:value-type="float" office:value="9.38496932712005">
            <text:p>9,385</text:p>
          </table:table-cell>
          <table:table-cell table:style-name="ce3" table:formula="of:=[.B5]/[.$B$20]" office:value-type="float" office:value="0.872340425531915">
            <text:p>0,872</text:p>
          </table:table-cell>
          <table:table-cell table:style-name="ce3" table:formula="of:=[.D5]/[.$D$20]" office:value-type="float" office:value="0.197849462365591">
            <text:p>0,198</text:p>
          </table:table-cell>
          <table:table-cell/>
          <table:table-cell table:formula="of:=3*[.C4]/100" office:value-type="float" office:value="0.0104050746887635">
            <text:p>0,0104050747</text:p>
          </table:table-cell>
          <table:table-cell table:formula="of:=([.C4]^2/[.$A$3]^4*[.$G$4]^2+[.H5]^2/[.$A$3]^2)^(1/2)" office:value-type="float" office:value="0.36787494355886">
            <text:p>0,3678749436</text:p>
          </table:table-cell>
          <table:table-cell table:formula="of:=([.D4]^2/[.$D$20]^4*[.$I$20]^2+[.I5]^2/[.$D$20]^2)^(1/2)" office:value-type="float" office:value="0.0107922927669254">
            <text:p>0,0107922928</text:p>
          </table:table-cell>
          <table:table-cell table:style-name="Default" table:formula="of:=([.B4]^2*0.5^2/[.$B$20]^4+1*0.5^2/[.$B$20]^2)^(1/2)" office:value-type="float" office:value="0.00702153964048899">
            <text:p>0,0070215396</text:p>
          </table:table-cell>
          <table:table-cell table:style-name="Default"/>
          <table:table-cell/>
          <table:table-cell table:style-name="ce7" office:value-type="float" office:value="58">
            <text:p>58,0</text:p>
          </table:table-cell>
          <table:table-cell table:style-name="ce3" office:value-type="float" office:value="0.5">
            <text:p>0,500</text:p>
          </table:table-cell>
          <table:table-cell table:formula="of:=[.O5]/[.$A$3]" office:value-type="float" office:value="12.5">
            <text:p>12,5</text:p>
          </table:table-cell>
          <table:table-cell table:style-name="ce3" table:formula="of:=[.N5]/[.$N$16]" office:value-type="float" office:value="0.874811463046757">
            <text:p>0,875</text:p>
          </table:table-cell>
          <table:table-cell table:style-name="ce3" table:formula="of:=[.P5]/[.$P$16]" office:value-type="float" office:value="0.210084033613445">
            <text:p>0,210</text:p>
          </table:table-cell>
          <table:table-cell/>
          <table:table-cell table:formula="of:=3*[.O4]/100" office:value-type="float" office:value="0.01344">
            <text:p>0,01344</text:p>
          </table:table-cell>
          <table:table-cell table:formula="of:=([.O4]^2/[.$M$3]^4*[.$S$4]^2+[.T5]^2/[.$M$3]^2)^(1/2)" office:value-type="float" office:value="0.95035151391472">
            <text:p>0,9503515139</text:p>
          </table:table-cell>
          <table:table-cell table:formula="of:=([.P4]^2/[.$P$16]^4*[.$U$16]^2+[.U5]^2/[.$P$16]^2)^(1/2)" office:value-type="float" office:value="0.0222118455873048">
            <text:p>0,0222118456</text:p>
          </table:table-cell>
          <table:table-cell table:style-name="Default" table:formula="of:=([.N4]^2/[.$N$16]^4*0.5^2+1/[.$N$16]^2*0.5^2)^(1/2)" office:value-type="float" office:value="0.00994541447460487">
            <text:p>0,0099454145</text:p>
          </table:table-cell>
          <table:table-cell table:number-columns-repeated="2"/>
          <table:table-cell office:value-type="string">
            <text:p>0.725806452,</text:p>
          </table:table-cell>
          <table:table-cell office:value-type="string">
            <text:p>0.22463768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3" table:formula="of:=[.J58]/[.$I$55]" office:value-type="float" office:value="0.412122566103967">
            <text:p>0,412</text:p>
          </table:table-cell>
          <table:table-cell table:style-name="ce3" table:formula="of:=[.C6]/[.$A$3]" office:value-type="float" office:value="10.3030641525992">
            <text:p>10,303</text:p>
          </table:table-cell>
          <table:table-cell table:style-name="ce3" table:formula="of:=[.B6]/[.$B$20]" office:value-type="float" office:value="0.882978723404255">
            <text:p>0,883</text:p>
          </table:table-cell>
          <table:table-cell table:style-name="ce3" table:formula="of:=[.D6]/[.$D$20]" office:value-type="float" office:value="0.217204301075269">
            <text:p>0,217</text:p>
          </table:table-cell>
          <table:table-cell/>
          <table:table-cell table:formula="of:=3*[.C5]/100" office:value-type="float" office:value="0.0112619631925441">
            <text:p>0,0112619632</text:p>
          </table:table-cell>
          <table:table-cell table:formula="of:=([.C5]^2/[.$A$3]^4*[.$G$4]^2+[.H6]^2/[.$A$3]^2)^(1/2)" office:value-type="float" office:value="0.39817052714606">
            <text:p>0,3981705271</text:p>
          </table:table-cell>
          <table:table-cell table:formula="of:=([.D5]^2/[.$D$20]^4*[.$I$20]^2+[.I6]^2/[.$D$20]^2)^(1/2)" office:value-type="float" office:value="0.0116810698183193">
            <text:p>0,0116810698</text:p>
          </table:table-cell>
          <table:table-cell table:style-name="Default" table:formula="of:=([.B5]^2*0.5^2/[.$B$20]^4+1*0.5^2/[.$B$20]^2)^(1/2)" office:value-type="float" office:value="0.00705860847872914">
            <text:p>0,0070586085</text:p>
          </table:table-cell>
          <table:table-cell table:style-name="Default"/>
          <table:table-cell/>
          <table:table-cell table:style-name="ce7" office:value-type="float" office:value="59">
            <text:p>59,0</text:p>
          </table:table-cell>
          <table:table-cell table:style-name="ce3" office:value-type="float" office:value="0.576">
            <text:p>0,576</text:p>
          </table:table-cell>
          <table:table-cell table:formula="of:=[.O6]/[.$A$3]" office:value-type="float" office:value="14.4">
            <text:p>14,4</text:p>
          </table:table-cell>
          <table:table-cell table:style-name="ce3" table:formula="of:=[.N6]/[.$N$16]" office:value-type="float" office:value="0.889894419306184">
            <text:p>0,890</text:p>
          </table:table-cell>
          <table:table-cell table:style-name="ce3" table:formula="of:=[.P6]/[.$P$16]" office:value-type="float" office:value="0.242016806722689">
            <text:p>0,242</text:p>
          </table:table-cell>
          <table:table-cell/>
          <table:table-cell table:formula="of:=3*[.O5]/100" office:value-type="float" office:value="0.015">
            <text:p>0,015</text:p>
          </table:table-cell>
          <table:table-cell table:formula="of:=([.O5]^2/[.$M$3]^4*[.$S$4]^2+[.T6]^2/[.$M$3]^2)^(1/2)" office:value-type="float" office:value="1.06066017177982">
            <text:p>1,0606601718</text:p>
          </table:table-cell>
          <table:table-cell table:formula="of:=([.P5]^2/[.$P$16]^4*[.$U$16]^2+[.U6]^2/[.$P$16]^2)^(1/2)" office:value-type="float" office:value="0.0247900062358312">
            <text:p>0,0247900062</text:p>
          </table:table-cell>
          <table:table-cell table:style-name="Default" table:formula="of:=([.N5]^2/[.$N$16]^4*0.5^2+1/[.$N$16]^2*0.5^2)^(1/2)" office:value-type="float" office:value="0.0100199402844317">
            <text:p>0,0100199403</text:p>
          </table:table-cell>
          <table:table-cell table:number-columns-repeated="2"/>
          <table:table-cell office:value-type="string">
            <text:p>0.766129032,</text:p>
          </table:table-cell>
          <table:table-cell office:value-type="string">
            <text:p>0.25362318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3" table:formula="of:=[.J59]/[.$I$55]" office:value-type="float" office:value="0.448846359123133">
            <text:p>0,449</text:p>
          </table:table-cell>
          <table:table-cell table:style-name="ce3" table:formula="of:=[.C7]/[.$A$3]" office:value-type="float" office:value="11.2211589780783">
            <text:p>11,221</text:p>
          </table:table-cell>
          <table:table-cell table:style-name="ce3" table:formula="of:=[.B7]/[.$B$20]" office:value-type="float" office:value="0.893617021276596">
            <text:p>0,894</text:p>
          </table:table-cell>
          <table:table-cell table:style-name="ce3" table:formula="of:=[.D7]/[.$D$20]" office:value-type="float" office:value="0.236559139784946">
            <text:p>0,237</text:p>
          </table:table-cell>
          <table:table-cell/>
          <table:table-cell table:formula="of:=3*[.C6]/100" office:value-type="float" office:value="0.012363676983119">
            <text:p>0,012363677</text:p>
          </table:table-cell>
          <table:table-cell table:formula="of:=([.C6]^2/[.$A$3]^4*[.$G$4]^2+[.H7]^2/[.$A$3]^2)^(1/2)" office:value-type="float" office:value="0.437121991758175">
            <text:p>0,4371219918</text:p>
          </table:table-cell>
          <table:table-cell table:formula="of:=([.D6]^2/[.$D$20]^4*[.$I$20]^2+[.I7]^2/[.$D$20]^2)^(1/2)" office:value-type="float" office:value="0.0128237831701114">
            <text:p>0,0128237832</text:p>
          </table:table-cell>
          <table:table-cell table:style-name="Default" table:formula="of:=([.B6]^2*0.5^2/[.$B$20]^4+1*0.5^2/[.$B$20]^2)^(1/2)" office:value-type="float" office:value="0.00709593492756024">
            <text:p>0,0070959349</text:p>
          </table:table-cell>
          <table:table-cell table:style-name="Default"/>
          <table:table-cell/>
          <table:table-cell table:style-name="ce7" office:value-type="float" office:value="60">
            <text:p>60,0</text:p>
          </table:table-cell>
          <table:table-cell table:style-name="ce3" office:value-type="float" office:value="0.656">
            <text:p>0,656</text:p>
          </table:table-cell>
          <table:table-cell table:formula="of:=[.O7]/[.$A$3]" office:value-type="float" office:value="16.4">
            <text:p>16,4</text:p>
          </table:table-cell>
          <table:table-cell table:style-name="ce3" table:formula="of:=[.N7]/[.$N$16]" office:value-type="float" office:value="0.904977375565611">
            <text:p>0,905</text:p>
          </table:table-cell>
          <table:table-cell table:style-name="ce3" table:formula="of:=[.P7]/[.$P$16]" office:value-type="float" office:value="0.27563025210084">
            <text:p>0,276</text:p>
          </table:table-cell>
          <table:table-cell/>
          <table:table-cell table:formula="of:=3*[.O6]/100" office:value-type="float" office:value="0.01728">
            <text:p>0,01728</text:p>
          </table:table-cell>
          <table:table-cell table:formula="of:=([.O6]^2/[.$M$3]^4*[.$S$4]^2+[.T7]^2/[.$M$3]^2)^(1/2)" office:value-type="float" office:value="1.22188051789035">
            <text:p>1,2218805179</text:p>
          </table:table-cell>
          <table:table-cell table:formula="of:=([.P6]^2/[.$P$16]^4*[.$U$16]^2+[.U7]^2/[.$P$16]^2)^(1/2)" office:value-type="float" office:value="0.0285580871836776">
            <text:p>0,0285580872</text:p>
          </table:table-cell>
          <table:table-cell table:style-name="Default" table:formula="of:=([.N6]^2/[.$N$16]^4*0.5^2+1/[.$N$16]^2*0.5^2)^(1/2)" office:value-type="float" office:value="0.0100951976034425">
            <text:p>0,0100951976</text:p>
          </table:table-cell>
          <table:table-cell table:number-columns-repeated="2"/>
          <table:table-cell office:value-type="string">
            <text:p>0.806451613,</text:p>
          </table:table-cell>
          <table:table-cell office:value-type="string">
            <text:p>0.3115942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3" table:formula="of:=[.J60]/[.$I$55]" office:value-type="float" office:value="0.49781141648202">
            <text:p>0,498</text:p>
          </table:table-cell>
          <table:table-cell table:style-name="ce3" table:formula="of:=[.C8]/[.$A$3]" office:value-type="float" office:value="12.4452854120505">
            <text:p>12,445</text:p>
          </table:table-cell>
          <table:table-cell table:style-name="ce3" table:formula="of:=[.B8]/[.$B$20]" office:value-type="float" office:value="0.904255319148936">
            <text:p>0,904</text:p>
          </table:table-cell>
          <table:table-cell table:style-name="ce3" table:formula="of:=[.D8]/[.$D$20]" office:value-type="float" office:value="0.262365591397849">
            <text:p>0,262</text:p>
          </table:table-cell>
          <table:table-cell/>
          <table:table-cell table:formula="of:=3*[.C7]/100" office:value-type="float" office:value="0.013465390773694">
            <text:p>0,0134653908</text:p>
          </table:table-cell>
          <table:table-cell table:formula="of:=([.C7]^2/[.$A$3]^4*[.$G$4]^2+[.H8]^2/[.$A$3]^2)^(1/2)" office:value-type="float" office:value="0.476073456370289">
            <text:p>0,4760734564</text:p>
          </table:table-cell>
          <table:table-cell table:formula="of:=([.D7]^2/[.$D$20]^4*[.$I$20]^2+[.I8]^2/[.$D$20]^2)^(1/2)" office:value-type="float" office:value="0.0139664965219035">
            <text:p>0,0139664965</text:p>
          </table:table-cell>
          <table:table-cell table:style-name="Default" table:formula="of:=([.B7]^2*0.5^2/[.$B$20]^4+1*0.5^2/[.$B$20]^2)^(1/2)" office:value-type="float" office:value="0.00713351494310522">
            <text:p>0,0071335149</text:p>
          </table:table-cell>
          <table:table-cell table:style-name="Default"/>
          <table:table-cell/>
          <table:table-cell table:style-name="ce7" office:value-type="float" office:value="61">
            <text:p>61,0</text:p>
          </table:table-cell>
          <table:table-cell table:style-name="ce3" office:value-type="float" office:value="0.76">
            <text:p>0,760</text:p>
          </table:table-cell>
          <table:table-cell table:formula="of:=[.O8]/[.$A$3]" office:value-type="float" office:value="19">
            <text:p>19</text:p>
          </table:table-cell>
          <table:table-cell table:style-name="ce3" table:formula="of:=[.N8]/[.$N$16]" office:value-type="float" office:value="0.920060331825038">
            <text:p>0,920</text:p>
          </table:table-cell>
          <table:table-cell table:style-name="ce3" table:formula="of:=[.P8]/[.$P$16]" office:value-type="float" office:value="0.319327731092437">
            <text:p>0,319</text:p>
          </table:table-cell>
          <table:table-cell/>
          <table:table-cell table:formula="of:=3*[.O7]/100" office:value-type="float" office:value="0.01968">
            <text:p>0,01968</text:p>
          </table:table-cell>
          <table:table-cell table:formula="of:=([.O7]^2/[.$M$3]^4*[.$S$4]^2+[.T8]^2/[.$M$3]^2)^(1/2)" office:value-type="float" office:value="1.39158614537513">
            <text:p>1,3915861454</text:p>
          </table:table-cell>
          <table:table-cell table:formula="of:=([.P7]^2/[.$P$16]^4*[.$U$16]^2+[.U8]^2/[.$P$16]^2)^(1/2)" office:value-type="float" office:value="0.0325244881814106">
            <text:p>0,0325244882</text:p>
          </table:table-cell>
          <table:table-cell table:style-name="Default" table:formula="of:=([.N7]^2/[.$N$16]^4*0.5^2+1/[.$N$16]^2*0.5^2)^(1/2)" office:value-type="float" office:value="0.0101711701941616">
            <text:p>0,0101711702</text:p>
          </table:table-cell>
          <table:table-cell table:number-columns-repeated="2"/>
          <table:table-cell office:value-type="string">
            <text:p>0.846774194,</text:p>
          </table:table-cell>
          <table:table-cell office:value-type="string">
            <text:p>0.39855072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ce3" table:formula="of:=[.J61]/[.$I$55]" office:value-type="float" office:value="0.554937316734055">
            <text:p>0,555</text:p>
          </table:table-cell>
          <table:table-cell table:style-name="ce3" table:formula="of:=[.C9]/[.$A$3]" office:value-type="float" office:value="13.8734329183514">
            <text:p>13,873</text:p>
          </table:table-cell>
          <table:table-cell table:style-name="ce3" table:formula="of:=[.B9]/[.$B$20]" office:value-type="float" office:value="0.914893617021277">
            <text:p>0,915</text:p>
          </table:table-cell>
          <table:table-cell table:style-name="ce3" table:formula="of:=[.D9]/[.$D$20]" office:value-type="float" office:value="0.29247311827957">
            <text:p>0,292</text:p>
          </table:table-cell>
          <table:table-cell/>
          <table:table-cell table:formula="of:=3*[.C8]/100" office:value-type="float" office:value="0.0149343424944606">
            <text:p>0,0149343425</text:p>
          </table:table-cell>
          <table:table-cell table:formula="of:=([.C8]^2/[.$A$3]^4*[.$G$4]^2+[.H9]^2/[.$A$3]^2)^(1/2)" office:value-type="float" office:value="0.528008742519775">
            <text:p>0,5280087425</text:p>
          </table:table-cell>
          <table:table-cell table:formula="of:=([.D8]^2/[.$D$20]^4*[.$I$20]^2+[.I9]^2/[.$D$20]^2)^(1/2)" office:value-type="float" office:value="0.015490114324293">
            <text:p>0,0154901143</text:p>
          </table:table-cell>
          <table:table-cell table:style-name="Default" table:formula="of:=([.B8]^2*0.5^2/[.$B$20]^4+1*0.5^2/[.$B$20]^2)^(1/2)" office:value-type="float" office:value="0.00717134453906625">
            <text:p>0,0071713445</text:p>
          </table:table-cell>
          <table:table-cell table:style-name="Default"/>
          <table:table-cell/>
          <table:table-cell table:style-name="ce7" office:value-type="float" office:value="62">
            <text:p>62,0</text:p>
          </table:table-cell>
          <table:table-cell table:style-name="ce3" office:value-type="float" office:value="0.912">
            <text:p>0,912</text:p>
          </table:table-cell>
          <table:table-cell table:formula="of:=[.O9]/[.$A$3]" office:value-type="float" office:value="22.8">
            <text:p>22,8</text:p>
          </table:table-cell>
          <table:table-cell table:style-name="ce3" table:formula="of:=[.N9]/[.$N$16]" office:value-type="float" office:value="0.935143288084464">
            <text:p>0,935</text:p>
          </table:table-cell>
          <table:table-cell table:style-name="ce3" table:formula="of:=[.P9]/[.$P$16]" office:value-type="float" office:value="0.383193277310924">
            <text:p>0,383</text:p>
          </table:table-cell>
          <table:table-cell/>
          <table:table-cell table:formula="of:=3*[.O8]/100" office:value-type="float" office:value="0.0228">
            <text:p>0,0228</text:p>
          </table:table-cell>
          <table:table-cell table:formula="of:=([.O8]^2/[.$M$3]^4*[.$S$4]^2+[.T9]^2/[.$M$3]^2)^(1/2)" office:value-type="float" office:value="1.61220346110533">
            <text:p>1,6122034611</text:p>
          </table:table-cell>
          <table:table-cell table:formula="of:=([.P8]^2/[.$P$16]^4*[.$U$16]^2+[.U9]^2/[.$P$16]^2)^(1/2)" office:value-type="float" office:value="0.0376808094784635">
            <text:p>0,0376808095</text:p>
          </table:table-cell>
          <table:table-cell table:style-name="Default" table:formula="of:=([.N8]^2/[.$N$16]^4*0.5^2+1/[.$N$16]^2*0.5^2)^(1/2)" office:value-type="float" office:value="0.0102478421485564">
            <text:p>0,0102478421</text:p>
          </table:table-cell>
          <table:table-cell table:number-columns-repeated="2"/>
          <table:table-cell office:value-type="string">
            <text:p>0.870967742,</text:p>
          </table:table-cell>
          <table:table-cell office:value-type="string">
            <text:p>0.44202898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ce3" table:formula="of:=[.J62]/[.$I$55]" office:value-type="float" office:value="0.628384902772386">
            <text:p>0,628</text:p>
          </table:table-cell>
          <table:table-cell table:style-name="ce3" table:formula="of:=[.C10]/[.$A$3]" office:value-type="float" office:value="15.7096225693096">
            <text:p>15,710</text:p>
          </table:table-cell>
          <table:table-cell table:style-name="ce3" table:formula="of:=[.B10]/[.$B$20]" office:value-type="float" office:value="0.925531914893617">
            <text:p>0,926</text:p>
          </table:table-cell>
          <table:table-cell table:style-name="ce3" table:formula="of:=[.D10]/[.$D$20]" office:value-type="float" office:value="0.331182795698925">
            <text:p>0,331</text:p>
          </table:table-cell>
          <table:table-cell/>
          <table:table-cell table:formula="of:=3*[.C9]/100" office:value-type="float" office:value="0.0166481195020217">
            <text:p>0,0166481195</text:p>
          </table:table-cell>
          <table:table-cell table:formula="of:=([.C9]^2/[.$A$3]^4*[.$G$4]^2+[.H10]^2/[.$A$3]^2)^(1/2)" office:value-type="float" office:value="0.588599909694176">
            <text:p>0,5885999097</text:p>
          </table:table-cell>
          <table:table-cell table:formula="of:=([.D9]^2/[.$D$20]^4*[.$I$20]^2+[.I10]^2/[.$D$20]^2)^(1/2)" office:value-type="float" office:value="0.0172676684270807">
            <text:p>0,0172676684</text:p>
          </table:table-cell>
          <table:table-cell table:style-name="Default" table:formula="of:=([.B9]^2*0.5^2/[.$B$20]^4+1*0.5^2/[.$B$20]^2)^(1/2)" office:value-type="float" office:value="0.0072094197866152">
            <text:p>0,0072094198</text:p>
          </table:table-cell>
          <table:table-cell table:style-name="Default"/>
          <table:table-cell/>
          <table:table-cell table:style-name="ce7" office:value-type="float" office:value="63">
            <text:p>63,0</text:p>
          </table:table-cell>
          <table:table-cell table:style-name="ce3" office:value-type="float" office:value="1.14">
            <text:p>1,140</text:p>
          </table:table-cell>
          <table:table-cell table:formula="of:=[.O10]/[.$A$3]" office:value-type="float" office:value="28.5">
            <text:p>28,5</text:p>
          </table:table-cell>
          <table:table-cell table:style-name="ce3" table:formula="of:=[.N10]/[.$N$16]" office:value-type="float" office:value="0.950226244343891">
            <text:p>0,950</text:p>
          </table:table-cell>
          <table:table-cell table:style-name="ce3" table:formula="of:=[.P10]/[.$P$16]" office:value-type="float" office:value="0.478991596638656">
            <text:p>0,479</text:p>
          </table:table-cell>
          <table:table-cell/>
          <table:table-cell table:formula="of:=3*[.O9]/100" office:value-type="float" office:value="0.02736">
            <text:p>0,02736</text:p>
          </table:table-cell>
          <table:table-cell table:formula="of:=([.O9]^2/[.$M$3]^4*[.$S$4]^2+[.T10]^2/[.$M$3]^2)^(1/2)" office:value-type="float" office:value="1.93464415332639">
            <text:p>1,9346441533</text:p>
          </table:table-cell>
          <table:table-cell table:formula="of:=([.P9]^2/[.$P$16]^4*[.$U$16]^2+[.U10]^2/[.$P$16]^2)^(1/2)" office:value-type="float" office:value="0.0452169713741562">
            <text:p>0,0452169714</text:p>
          </table:table-cell>
          <table:table-cell table:style-name="Default" table:formula="of:=([.N9]^2/[.$N$16]^4*0.5^2+1/[.$N$16]^2*0.5^2)^(1/2)" office:value-type="float" office:value="0.0103251978868171">
            <text:p>0,0103251979</text:p>
          </table:table-cell>
          <table:table-cell table:number-columns-repeated="2"/>
          <table:table-cell office:value-type="string">
            <text:p>0.887096774,</text:p>
          </table:table-cell>
          <table:table-cell office:value-type="string">
            <text:p>0.47101449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8">
            <text:p>88</text:p>
          </table:table-cell>
          <table:table-cell table:style-name="ce3" table:formula="of:=[.J63]/[.$I$55]" office:value-type="float" office:value="0.714073753150439">
            <text:p>0,714</text:p>
          </table:table-cell>
          <table:table-cell table:style-name="ce3" table:formula="of:=[.C11]/[.$A$3]" office:value-type="float" office:value="17.851843828761">
            <text:p>17,852</text:p>
          </table:table-cell>
          <table:table-cell table:style-name="ce3" table:formula="of:=[.B11]/[.$B$20]" office:value-type="float" office:value="0.936170212765957">
            <text:p>0,936</text:p>
          </table:table-cell>
          <table:table-cell table:style-name="ce3" table:formula="of:=[.D11]/[.$D$20]" office:value-type="float" office:value="0.376344086021505">
            <text:p>0,376</text:p>
          </table:table-cell>
          <table:table-cell/>
          <table:table-cell table:formula="of:=3*[.C10]/100" office:value-type="float" office:value="0.0188515470831716">
            <text:p>0,0188515471</text:p>
          </table:table-cell>
          <table:table-cell table:formula="of:=([.C10]^2/[.$A$3]^4*[.$G$4]^2+[.H11]^2/[.$A$3]^2)^(1/2)" office:value-type="float" office:value="0.666502838918405">
            <text:p>0,6665028389</text:p>
          </table:table-cell>
          <table:table-cell table:formula="of:=([.D10]^2/[.$D$20]^4*[.$I$20]^2+[.I11]^2/[.$D$20]^2)^(1/2)" office:value-type="float" office:value="0.0195530951306649">
            <text:p>0,0195530951</text:p>
          </table:table-cell>
          <table:table-cell table:style-name="Default" table:formula="of:=([.B10]^2*0.5^2/[.$B$20]^4+1*0.5^2/[.$B$20]^2)^(1/2)" office:value-type="float" office:value="0.0072477368142363">
            <text:p>0,0072477368</text:p>
          </table:table-cell>
          <table:table-cell table:style-name="Default"/>
          <table:table-cell/>
          <table:table-cell table:style-name="ce7" office:value-type="float" office:value="64">
            <text:p>64,0</text:p>
          </table:table-cell>
          <table:table-cell table:style-name="ce3" office:value-type="float" office:value="1.48">
            <text:p>1,480</text:p>
          </table:table-cell>
          <table:table-cell table:formula="of:=[.O11]/[.$A$3]" office:value-type="float" office:value="37">
            <text:p>37</text:p>
          </table:table-cell>
          <table:table-cell table:style-name="ce3" table:formula="of:=[.N11]/[.$N$16]" office:value-type="float" office:value="0.965309200603318">
            <text:p>0,965</text:p>
          </table:table-cell>
          <table:table-cell table:style-name="ce3" table:formula="of:=[.P11]/[.$P$16]" office:value-type="float" office:value="0.621848739495798">
            <text:p>0,622</text:p>
          </table:table-cell>
          <table:table-cell/>
          <table:table-cell table:formula="of:=3*[.O10]/100" office:value-type="float" office:value="0.0342">
            <text:p>0,0342</text:p>
          </table:table-cell>
          <table:table-cell table:formula="of:=([.O10]^2/[.$M$3]^4*[.$S$4]^2+[.T11]^2/[.$M$3]^2)^(1/2)" office:value-type="float" office:value="2.41830519165799">
            <text:p>2,4183051917</text:p>
          </table:table-cell>
          <table:table-cell table:formula="of:=([.P10]^2/[.$P$16]^4*[.$U$16]^2+[.U11]^2/[.$P$16]^2)^(1/2)" office:value-type="float" office:value="0.0565212142176952">
            <text:p>0,0565212142</text:p>
          </table:table-cell>
          <table:table-cell table:style-name="Default" table:formula="of:=([.N10]^2/[.$N$16]^4*0.5^2+1/[.$N$16]^2*0.5^2)^(1/2)" office:value-type="float" office:value="0.0104032221556214">
            <text:p>0,0104032222</text:p>
          </table:table-cell>
          <table:table-cell table:number-columns-repeated="2"/>
          <table:table-cell office:value-type="string">
            <text:p>0.903225806,</text:p>
          </table:table-cell>
          <table:table-cell office:value-type="string">
            <text:p>0.51086956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9">
            <text:p>89</text:p>
          </table:table-cell>
          <table:table-cell table:style-name="ce3" table:formula="of:=[.J64]/[.$I$55]" office:value-type="float" office:value="0.824245132207935">
            <text:p>0,824</text:p>
          </table:table-cell>
          <table:table-cell table:style-name="ce3" table:formula="of:=[.C12]/[.$A$3]" office:value-type="float" office:value="20.6061283051984">
            <text:p>20,606</text:p>
          </table:table-cell>
          <table:table-cell table:style-name="ce3" table:formula="of:=[.B12]/[.$B$20]" office:value-type="float" office:value="0.946808510638298">
            <text:p>0,947</text:p>
          </table:table-cell>
          <table:table-cell table:style-name="ce3" table:formula="of:=[.D12]/[.$D$20]" office:value-type="float" office:value="0.434408602150538">
            <text:p>0,434</text:p>
          </table:table-cell>
          <table:table-cell/>
          <table:table-cell table:formula="of:=3*[.C11]/100" office:value-type="float" office:value="0.0214222125945132">
            <text:p>0,0214222126</text:p>
          </table:table-cell>
          <table:table-cell table:formula="of:=([.C11]^2/[.$A$3]^4*[.$G$4]^2+[.H12]^2/[.$A$3]^2)^(1/2)" office:value-type="float" office:value="0.757389589680006">
            <text:p>0,7573895897</text:p>
          </table:table-cell>
          <table:table-cell table:formula="of:=([.D11]^2/[.$D$20]^4*[.$I$20]^2+[.I12]^2/[.$D$20]^2)^(1/2)" office:value-type="float" office:value="0.0222194262848465">
            <text:p>0,0222194263</text:p>
          </table:table-cell>
          <table:table-cell table:style-name="Default" table:formula="of:=([.B11]^2*0.5^2/[.$B$20]^4+1*0.5^2/[.$B$20]^2)^(1/2)" office:value-type="float" office:value="0.00728629180752371">
            <text:p>0,0072862918</text:p>
          </table:table-cell>
          <table:table-cell table:style-name="Default"/>
          <table:table-cell/>
          <table:table-cell table:style-name="ce7" office:value-type="float" office:value="64.5">
            <text:p>64,5</text:p>
          </table:table-cell>
          <table:table-cell table:style-name="ce3" office:value-type="float" office:value="1.68">
            <text:p>1,680</text:p>
          </table:table-cell>
          <table:table-cell table:formula="of:=[.O12]/[.$A$3]" office:value-type="float" office:value="42">
            <text:p>42</text:p>
          </table:table-cell>
          <table:table-cell table:style-name="ce3" table:formula="of:=[.N12]/[.$N$16]" office:value-type="float" office:value="0.972850678733032">
            <text:p>0,973</text:p>
          </table:table-cell>
          <table:table-cell table:style-name="ce3" table:formula="of:=[.P12]/[.$P$16]" office:value-type="float" office:value="0.705882352941176">
            <text:p>0,706</text:p>
          </table:table-cell>
          <table:table-cell/>
          <table:table-cell table:formula="of:=3*[.O11]/100" office:value-type="float" office:value="0.0444">
            <text:p>0,0444</text:p>
          </table:table-cell>
          <table:table-cell table:formula="of:=([.O11]^2/[.$M$3]^4*[.$S$4]^2+[.T12]^2/[.$M$3]^2)^(1/2)" office:value-type="float" office:value="3.13955410846827">
            <text:p>3,1395541085</text:p>
          </table:table-cell>
          <table:table-cell table:formula="of:=([.P11]^2/[.$P$16]^4*[.$U$16]^2+[.U12]^2/[.$P$16]^2)^(1/2)" office:value-type="float" office:value="0.0733784184580604">
            <text:p>0,0733784185</text:p>
          </table:table-cell>
          <table:table-cell table:style-name="Default" table:formula="of:=([.N11]^2/[.$N$16]^4*0.5^2+1/[.$N$16]^2*0.5^2)^(1/2)" office:value-type="float" office:value="0.0104819000259289">
            <text:p>0,0104819</text:p>
          </table:table-cell>
          <table:table-cell table:number-columns-repeated="2"/>
          <table:table-cell office:value-type="string">
            <text:p>0.919354839,</text:p>
          </table:table-cell>
          <table:table-cell office:value-type="string">
            <text:p>0.56521739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3" table:formula="of:=[.J65]/[.$I$55]" office:value-type="float" office:value="0.979301147177744">
            <text:p>0,979</text:p>
          </table:table-cell>
          <table:table-cell table:style-name="ce3" table:formula="of:=[.C13]/[.$A$3]" office:value-type="float" office:value="24.4825286794436">
            <text:p>24,483</text:p>
          </table:table-cell>
          <table:table-cell table:style-name="ce3" table:formula="of:=[.B13]/[.$B$20]" office:value-type="float" office:value="0.957446808510638">
            <text:p>0,957</text:p>
          </table:table-cell>
          <table:table-cell table:style-name="ce3" table:formula="of:=[.D13]/[.$D$20]" office:value-type="float" office:value="0.516129032258064">
            <text:p>0,516</text:p>
          </table:table-cell>
          <table:table-cell/>
          <table:table-cell table:formula="of:=3*[.C12]/100" office:value-type="float" office:value="0.024727353966238">
            <text:p>0,024727354</text:p>
          </table:table-cell>
          <table:table-cell table:formula="of:=([.C12]^2/[.$A$3]^4*[.$G$4]^2+[.H13]^2/[.$A$3]^2)^(1/2)" office:value-type="float" office:value="0.87424398351635">
            <text:p>0,8742439835</text:p>
          </table:table-cell>
          <table:table-cell table:formula="of:=([.D12]^2/[.$D$20]^4*[.$I$20]^2+[.I13]^2/[.$D$20]^2)^(1/2)" office:value-type="float" office:value="0.0256475663402228">
            <text:p>0,0256475663</text:p>
          </table:table-cell>
          <table:table-cell table:style-name="Default" table:formula="of:=([.B12]^2*0.5^2/[.$B$20]^4+1*0.5^2/[.$B$20]^2)^(1/2)" office:value-type="float" office:value="0.00732508100893716">
            <text:p>0,007325081</text:p>
          </table:table-cell>
          <table:table-cell table:style-name="Default"/>
          <table:table-cell/>
          <table:table-cell table:style-name="ce7" office:value-type="float" office:value="65">
            <text:p>65,0</text:p>
          </table:table-cell>
          <table:table-cell table:style-name="ce3" office:value-type="float" office:value="1.9">
            <text:p>1,900</text:p>
          </table:table-cell>
          <table:table-cell table:formula="of:=[.O13]/[.$A$3]" office:value-type="float" office:value="47.5">
            <text:p>47,5</text:p>
          </table:table-cell>
          <table:table-cell table:style-name="ce3" table:formula="of:=[.N13]/[.$N$16]" office:value-type="float" office:value="0.980392156862745">
            <text:p>0,980</text:p>
          </table:table-cell>
          <table:table-cell table:style-name="ce3" table:formula="of:=[.P13]/[.$P$16]" office:value-type="float" office:value="0.798319327731092">
            <text:p>0,798</text:p>
          </table:table-cell>
          <table:table-cell/>
          <table:table-cell table:formula="of:=3*[.O12]/100" office:value-type="float" office:value="0.0504">
            <text:p>0,0504</text:p>
          </table:table-cell>
          <table:table-cell table:formula="of:=([.O12]^2/[.$M$3]^4*[.$S$4]^2+[.T13]^2/[.$M$3]^2)^(1/2)" office:value-type="float" office:value="3.5638181771802">
            <text:p>3,5638181772</text:p>
          </table:table-cell>
          <table:table-cell table:formula="of:=([.P12]^2/[.$P$16]^4*[.$U$16]^2+[.U13]^2/[.$P$16]^2)^(1/2)" office:value-type="float" office:value="0.0832944209523929">
            <text:p>0,083294421</text:p>
          </table:table-cell>
          <table:table-cell table:style-name="Default" table:formula="of:=([.N12]^2/[.$N$16]^4*0.5^2+1/[.$N$16]^2*0.5^2)^(1/2)" office:value-type="float" office:value="0.0105214794843524">
            <text:p>0,0105214795</text:p>
          </table:table-cell>
          <table:table-cell table:number-columns-repeated="2"/>
          <table:table-cell office:value-type="string">
            <text:p>0.935483871,</text:p>
          </table:table-cell>
          <table:table-cell office:value-type="string">
            <text:p>0.62318840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1">
            <text:p>91</text:p>
          </table:table-cell>
          <table:table-cell table:style-name="ce3" table:formula="of:=[.J66]/[.$I$55]" office:value-type="float" office:value="1.18332221950644">
            <text:p>1,183</text:p>
          </table:table-cell>
          <table:table-cell table:style-name="ce3" table:formula="of:=[.C14]/[.$A$3]" office:value-type="float" office:value="29.583055487661">
            <text:p>29,583</text:p>
          </table:table-cell>
          <table:table-cell table:style-name="ce3" table:formula="of:=[.B14]/[.$B$20]" office:value-type="float" office:value="0.968085106382979">
            <text:p>0,968</text:p>
          </table:table-cell>
          <table:table-cell table:style-name="ce3" table:formula="of:=[.D14]/[.$D$20]" office:value-type="float" office:value="0.623655913978495">
            <text:p>0,624</text:p>
          </table:table-cell>
          <table:table-cell/>
          <table:table-cell table:formula="of:=3*[.C13]/100" office:value-type="float" office:value="0.0293790344153323">
            <text:p>0,0293790344</text:p>
          </table:table-cell>
          <table:table-cell table:formula="of:=([.C13]^2/[.$A$3]^4*[.$G$4]^2+[.H14]^2/[.$A$3]^2)^(1/2)" office:value-type="float" office:value="1.03870572298972">
            <text:p>1,038705723</text:p>
          </table:table-cell>
          <table:table-cell table:formula="of:=([.D13]^2/[.$D$20]^4*[.$I$20]^2+[.I14]^2/[.$D$20]^2)^(1/2)" office:value-type="float" office:value="0.0304723560477895">
            <text:p>0,030472356</text:p>
          </table:table-cell>
          <table:table-cell table:style-name="Default" table:formula="of:=([.B13]^2*0.5^2/[.$B$20]^4+1*0.5^2/[.$B$20]^2)^(1/2)" office:value-type="float" office:value="0.00736410071751808">
            <text:p>0,0073641007</text:p>
          </table:table-cell>
          <table:table-cell table:style-name="Default"/>
          <table:table-cell/>
          <table:table-cell table:style-name="ce7" office:value-type="float" office:value="65.5">
            <text:p>65,5</text:p>
          </table:table-cell>
          <table:table-cell table:style-name="ce3" office:value-type="float" office:value="2.16">
            <text:p>2,160</text:p>
          </table:table-cell>
          <table:table-cell table:formula="of:=[.O14]/[.$A$3]" office:value-type="float" office:value="54">
            <text:p>54</text:p>
          </table:table-cell>
          <table:table-cell table:style-name="ce3" table:formula="of:=[.N14]/[.$N$16]" office:value-type="float" office:value="0.987933634992459">
            <text:p>0,988</text:p>
          </table:table-cell>
          <table:table-cell table:style-name="ce3" table:formula="of:=[.P14]/[.$P$16]" office:value-type="float" office:value="0.907563025210084">
            <text:p>0,908</text:p>
          </table:table-cell>
          <table:table-cell/>
          <table:table-cell table:formula="of:=3*[.O13]/100" office:value-type="float" office:value="0.057">
            <text:p>0,057</text:p>
          </table:table-cell>
          <table:table-cell table:formula="of:=([.O13]^2/[.$M$3]^4*[.$S$4]^2+[.T14]^2/[.$M$3]^2)^(1/2)" office:value-type="float" office:value="4.03050865276332">
            <text:p>4,0305086528</text:p>
          </table:table-cell>
          <table:table-cell table:formula="of:=([.P13]^2/[.$P$16]^4*[.$U$16]^2+[.U14]^2/[.$P$16]^2)^(1/2)" office:value-type="float" office:value="0.0942020236961587">
            <text:p>0,0942020237</text:p>
          </table:table-cell>
          <table:table-cell table:style-name="Default" table:formula="of:=([.N13]^2/[.$N$16]^4*0.5^2+1/[.$N$16]^2*0.5^2)^(1/2)" office:value-type="float" office:value="0.0105612168903493">
            <text:p>0,0105612169</text:p>
          </table:table-cell>
          <table:table-cell table:number-columns-repeated="2"/>
          <table:table-cell office:value-type="string">
            <text:p>0.943548387,</text:p>
          </table:table-cell>
          <table:table-cell office:value-type="string">
            <text:p>0.68840579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1.5">
            <text:p>91,5</text:p>
          </table:table-cell>
          <table:table-cell table:style-name="ce3" table:formula="of:=[.J67]/[.$I$55]" office:value-type="float" office:value="1.29553380928722">
            <text:p>1,296</text:p>
          </table:table-cell>
          <table:table-cell table:style-name="ce3" table:formula="of:=[.C15]/[.$A$3]" office:value-type="float" office:value="32.3883452321806">
            <text:p>32,388</text:p>
          </table:table-cell>
          <table:table-cell table:style-name="ce3" table:formula="of:=[.B15]/[.$B$20]" office:value-type="float" office:value="0.973404255319149">
            <text:p>0,973</text:p>
          </table:table-cell>
          <table:table-cell table:style-name="ce3" table:formula="of:=[.D15]/[.$D$20]" office:value-type="float" office:value="0.682795698924731">
            <text:p>0,683</text:p>
          </table:table-cell>
          <table:table-cell/>
          <table:table-cell table:formula="of:=3*[.C14]/100" office:value-type="float" office:value="0.0354996665851932">
            <text:p>0,0354996666</text:p>
          </table:table-cell>
          <table:table-cell table:formula="of:=([.C14]^2/[.$A$3]^4*[.$G$4]^2+[.H15]^2/[.$A$3]^2)^(1/2)" office:value-type="float" office:value="1.25510274861258">
            <text:p>1,2551027486</text:p>
          </table:table-cell>
          <table:table-cell table:formula="of:=([.D14]^2/[.$D$20]^4*[.$I$20]^2+[.I15]^2/[.$D$20]^2)^(1/2)" office:value-type="float" office:value="0.0368207635577457">
            <text:p>0,0368207636</text:p>
          </table:table-cell>
          <table:table-cell table:style-name="Default" table:formula="of:=([.B14]^2*0.5^2/[.$B$20]^4+1*0.5^2/[.$B$20]^2)^(1/2)" office:value-type="float" office:value="0.00740334728856904">
            <text:p>0,0074033473</text:p>
          </table:table-cell>
          <table:table-cell table:style-name="Default"/>
          <table:table-cell/>
          <table:table-cell table:style-name="ce7" office:value-type="float" office:value="65.9">
            <text:p>65,9</text:p>
          </table:table-cell>
          <table:table-cell table:style-name="ce3" office:value-type="float" office:value="2.3">
            <text:p>2,300</text:p>
          </table:table-cell>
          <table:table-cell table:formula="of:=[.O15]/[.$A$3]" office:value-type="float" office:value="57.5">
            <text:p>57,5</text:p>
          </table:table-cell>
          <table:table-cell table:style-name="ce3" table:formula="of:=[.N15]/[.$N$16]" office:value-type="float" office:value="0.993966817496229">
            <text:p>0,994</text:p>
          </table:table-cell>
          <table:table-cell table:style-name="ce3" table:formula="of:=[.P15]/[.$P$16]" office:value-type="float" office:value="0.966386554621849">
            <text:p>0,966</text:p>
          </table:table-cell>
          <table:table-cell/>
          <table:table-cell table:formula="of:=3*[.O14]/100" office:value-type="float" office:value="0.0648">
            <text:p>0,0648</text:p>
          </table:table-cell>
          <table:table-cell table:formula="of:=([.O14]^2/[.$M$3]^4*[.$S$4]^2+[.T15]^2/[.$M$3]^2)^(1/2)" office:value-type="float" office:value="4.58205194208883">
            <text:p>4,5820519421</text:p>
          </table:table-cell>
          <table:table-cell table:formula="of:=([.P14]^2/[.$P$16]^4*[.$U$16]^2+[.U15]^2/[.$P$16]^2)^(1/2)" office:value-type="float" office:value="0.107092826938791">
            <text:p>0,1070928269</text:p>
          </table:table-cell>
          <table:table-cell table:style-name="Default" table:formula="of:=([.N14]^2/[.$N$16]^4*0.5^2+1/[.$N$16]^2*0.5^2)^(1/2)" office:value-type="float" office:value="0.0106011104677586">
            <text:p>0,0106011105</text:p>
          </table:table-cell>
          <table:table-cell table:number-columns-repeated="2"/>
          <table:table-cell office:value-type="string">
            <text:p>0.951612903,</text:p>
          </table:table-cell>
          <table:table-cell office:value-type="string">
            <text:p>0.72463768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2">
            <text:p>92</text:p>
          </table:table-cell>
          <table:table-cell table:style-name="ce3" table:formula="of:=[.J68]/[.$I$55]" office:value-type="float" office:value="1.41794645268444">
            <text:p>1,418</text:p>
          </table:table-cell>
          <table:table-cell table:style-name="ce3" table:formula="of:=[.C16]/[.$A$3]" office:value-type="float" office:value="35.4486613171111">
            <text:p>35,449</text:p>
          </table:table-cell>
          <table:table-cell table:style-name="ce3" table:formula="of:=[.B16]/[.$B$20]" office:value-type="float" office:value="0.978723404255319">
            <text:p>0,979</text:p>
          </table:table-cell>
          <table:table-cell table:style-name="ce3" table:formula="of:=[.D16]/[.$D$20]" office:value-type="float" office:value="0.747311827956989">
            <text:p>0,747</text:p>
          </table:table-cell>
          <table:table-cell/>
          <table:table-cell table:formula="of:=3*[.C15]/100" office:value-type="float" office:value="0.0388660142786167">
            <text:p>0,0388660143</text:p>
          </table:table-cell>
          <table:table-cell table:formula="of:=([.C15]^2/[.$A$3]^4*[.$G$4]^2+[.H16]^2/[.$A$3]^2)^(1/2)" office:value-type="float" office:value="1.37412111270515">
            <text:p>1,3741211127</text:p>
          </table:table-cell>
          <table:table-cell table:formula="of:=([.D15]^2/[.$D$20]^4*[.$I$20]^2+[.I16]^2/[.$D$20]^2)^(1/2)" office:value-type="float" office:value="0.0403123876882215">
            <text:p>0,0403123877</text:p>
          </table:table-cell>
          <table:table-cell table:style-name="Default" table:formula="of:=([.B15]^2*0.5^2/[.$B$20]^4+1*0.5^2/[.$B$20]^2)^(1/2)" office:value-type="float" office:value="0.00742305452385009">
            <text:p>0,0074230545</text:p>
          </table:table-cell>
          <table:table-cell table:style-name="Default"/>
          <table:table-cell/>
          <table:table-cell table:style-name="ce7" office:value-type="float" office:value="66.3">
            <text:p>66,3</text:p>
          </table:table-cell>
          <table:table-cell table:style-name="ce3" office:value-type="float" office:value="2.38">
            <text:p>2,380</text:p>
          </table:table-cell>
          <table:table-cell table:formula="of:=[.O16]/[.$A$3]" office:value-type="float" office:value="59.5">
            <text:p>59,5</text:p>
          </table:table-cell>
          <table:table-cell table:style-name="ce3" table:formula="of:=[.N16]/[.$N$16]" office:value-type="float" office:value="1">
            <text:p>1,000</text:p>
          </table:table-cell>
          <table:table-cell table:style-name="ce3" table:formula="of:=[.P16]/[.$P$16]" office:value-type="float" office:value="1">
            <text:p>1,000</text:p>
          </table:table-cell>
          <table:table-cell/>
          <table:table-cell table:formula="of:=3*[.O15]/100" office:value-type="float" office:value="0.069">
            <text:p>0,069</text:p>
          </table:table-cell>
          <table:table-cell table:formula="of:=([.O15]^2/[.$M$3]^4*[.$S$4]^2+[.T16]^2/[.$M$3]^2)^(1/2)" office:value-type="float" office:value="4.87903679018718">
            <text:p>4,8790367902</text:p>
          </table:table-cell>
          <table:table-cell table:formula="of:=([.P15]^2/[.$P$16]^4*[.$U$16]^2+[.U16]^2/[.$P$16]^2)^(1/2)" office:value-type="float" office:value="0.114034028684824">
            <text:p>0,1140340287</text:p>
          </table:table-cell>
          <table:table-cell table:style-name="Default" table:formula="of:=([.N15]^2/[.$N$16]^4*0.5^2+1/[.$N$16]^2*0.5^2)^(1/2)" office:value-type="float" office:value="0.0106331365921063">
            <text:p>0,0106331366</text:p>
          </table:table-cell>
          <table:table-cell table:number-columns-repeated="2"/>
          <table:table-cell office:value-type="string">
            <text:p>0.959677419,</text:p>
          </table:table-cell>
          <table:table-cell office:value-type="string">
            <text:p>0.76811594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2.5">
            <text:p>92,5</text:p>
          </table:table-cell>
          <table:table-cell table:style-name="ce3" table:formula="of:=[.J69]/[.$I$55]" office:value-type="float" office:value="1.57096225693096">
            <text:p>1,571</text:p>
          </table:table-cell>
          <table:table-cell table:style-name="ce3" table:formula="of:=[.C17]/[.$A$3]" office:value-type="float" office:value="39.2740564232741">
            <text:p>39,274</text:p>
          </table:table-cell>
          <table:table-cell table:style-name="ce3" table:formula="of:=[.B17]/[.$B$20]" office:value-type="float" office:value="0.984042553191489">
            <text:p>0,984</text:p>
          </table:table-cell>
          <table:table-cell table:style-name="ce3" table:formula="of:=[.D17]/[.$D$20]" office:value-type="float" office:value="0.827956989247312">
            <text:p>0,828</text:p>
          </table:table-cell>
          <table:table-cell/>
          <table:table-cell table:formula="of:=3*[.C16]/100" office:value-type="float" office:value="0.0425383935805333">
            <text:p>0,0425383936</text:p>
          </table:table-cell>
          <table:table-cell table:formula="of:=([.C16]^2/[.$A$3]^4*[.$G$4]^2+[.H17]^2/[.$A$3]^2)^(1/2)" office:value-type="float" office:value="1.50395932807887">
            <text:p>1,5039593281</text:p>
          </table:table-cell>
          <table:table-cell table:formula="of:=([.D16]^2/[.$D$20]^4*[.$I$20]^2+[.I17]^2/[.$D$20]^2)^(1/2)" office:value-type="float" office:value="0.0441214321941952">
            <text:p>0,0441214322</text:p>
          </table:table-cell>
          <table:table-cell table:style-name="Default" table:formula="of:=([.B16]^2*0.5^2/[.$B$20]^4+1*0.5^2/[.$B$20]^2)^(1/2)" office:value-type="float" office:value="0.00744281713329895">
            <text:p>0,0074428171</text:p>
          </table:table-cell>
          <table:table-cell table:style-name="Default"/>
          <table:table-cell/>
          <table:table-cell table:style-name="ce7" office:value-type="float" office:value="66.7">
            <text:p>66,7</text:p>
          </table:table-cell>
          <table:table-cell table:style-name="ce3" office:value-type="float" office:value="2.36">
            <text:p>2,360</text:p>
          </table:table-cell>
          <table:table-cell table:formula="of:=[.O17]/[.$A$3]" office:value-type="float" office:value="59">
            <text:p>59</text:p>
          </table:table-cell>
          <table:table-cell table:style-name="ce3" table:formula="of:=[.N17]/[.$N$16]" office:value-type="float" office:value="1.00603318250377">
            <text:p>1,006</text:p>
          </table:table-cell>
          <table:table-cell table:style-name="ce3" table:formula="of:=[.P17]/[.$P$16]" office:value-type="float" office:value="0.991596638655462">
            <text:p>0,992</text:p>
          </table:table-cell>
          <table:table-cell/>
          <table:table-cell table:formula="of:=3*[.O16]/100" office:value-type="float" office:value="0.0714">
            <text:p>0,0714</text:p>
          </table:table-cell>
          <table:table-cell table:formula="of:=([.O16]^2/[.$M$3]^4*[.$S$4]^2+[.T17]^2/[.$M$3]^2)^(1/2)" office:value-type="float" office:value="5.04874241767195">
            <text:p>5,0487424177</text:p>
          </table:table-cell>
          <table:table-cell table:formula="of:=([.P16]^2/[.$P$16]^4*[.$U$16]^2+[.U17]^2/[.$P$16]^2)^(1/2)" office:value-type="float" office:value="0.118000429682557">
            <text:p>0,1180004297</text:p>
          </table:table-cell>
          <table:table-cell table:style-name="Default" table:formula="of:=([.N16]^2/[.$N$16]^4*0.5^2+1/[.$N$16]^2*0.5^2)^(1/2)" office:value-type="float" office:value="0.0106652606513808">
            <text:p>0,0106652607</text:p>
          </table:table-cell>
          <table:table-cell table:number-columns-repeated="2"/>
          <table:table-cell office:value-type="string">
            <text:p>0.967741935,</text:p>
          </table:table-cell>
          <table:table-cell office:value-type="string">
            <text:p>0.80434782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ce3" table:formula="of:=[.J70]/[.$I$55]" office:value-type="float" office:value="1.71377700756105">
            <text:p>1,714</text:p>
          </table:table-cell>
          <table:table-cell table:style-name="ce3" table:formula="of:=[.C18]/[.$A$3]" office:value-type="float" office:value="42.8444251890263">
            <text:p>42,844</text:p>
          </table:table-cell>
          <table:table-cell table:style-name="ce3" table:formula="of:=[.B18]/[.$B$20]" office:value-type="float" office:value="0.98936170212766">
            <text:p>0,989</text:p>
          </table:table-cell>
          <table:table-cell table:style-name="ce3" table:formula="of:=[.D18]/[.$D$20]" office:value-type="float" office:value="0.903225806451613">
            <text:p>0,903</text:p>
          </table:table-cell>
          <table:table-cell/>
          <table:table-cell table:formula="of:=3*[.C17]/100" office:value-type="float" office:value="0.0471288677079289">
            <text:p>0,0471288677</text:p>
          </table:table-cell>
          <table:table-cell table:formula="of:=([.C17]^2/[.$A$3]^4*[.$G$4]^2+[.H18]^2/[.$A$3]^2)^(1/2)" office:value-type="float" office:value="1.66625709729601">
            <text:p>1,6662570973</text:p>
          </table:table-cell>
          <table:table-cell table:formula="of:=([.D17]^2/[.$D$20]^4*[.$I$20]^2+[.I18]^2/[.$D$20]^2)^(1/2)" office:value-type="float" office:value="0.0488827378266623">
            <text:p>0,0488827378</text:p>
          </table:table-cell>
          <table:table-cell table:style-name="Default" table:formula="of:=([.B17]^2*0.5^2/[.$B$20]^4+1*0.5^2/[.$B$20]^2)^(1/2)" office:value-type="float" office:value="0.00746263467698869">
            <text:p>0,0074626347</text:p>
          </table:table-cell>
          <table:table-cell table:style-name="Default"/>
          <table:table-cell/>
          <table:table-cell table:style-name="ce7" office:value-type="float" office:value="67.1">
            <text:p>67,1</text:p>
          </table:table-cell>
          <table:table-cell table:style-name="ce3" office:value-type="float" office:value="2.26">
            <text:p>2,260</text:p>
          </table:table-cell>
          <table:table-cell table:formula="of:=[.O18]/[.$A$3]" office:value-type="float" office:value="56.5">
            <text:p>56,5</text:p>
          </table:table-cell>
          <table:table-cell table:style-name="ce3" table:formula="of:=[.N18]/[.$N$16]" office:value-type="float" office:value="1.01206636500754">
            <text:p>1,012</text:p>
          </table:table-cell>
          <table:table-cell table:style-name="ce3" table:formula="of:=[.P18]/[.$P$16]" office:value-type="float" office:value="0.949579831932773">
            <text:p>0,950</text:p>
          </table:table-cell>
          <table:table-cell/>
          <table:table-cell table:formula="of:=3*[.O17]/100" office:value-type="float" office:value="0.0708">
            <text:p>0,0708</text:p>
          </table:table-cell>
          <table:table-cell table:formula="of:=([.O17]^2/[.$M$3]^4*[.$S$4]^2+[.T18]^2/[.$M$3]^2)^(1/2)" office:value-type="float" office:value="5.00631601080076">
            <text:p>5,0063160108</text:p>
          </table:table-cell>
          <table:table-cell table:formula="of:=([.P17]^2/[.$P$16]^4*[.$U$16]^2+[.U18]^2/[.$P$16]^2)^(1/2)" office:value-type="float" office:value="0.117008829433123">
            <text:p>0,1170088294</text:p>
          </table:table-cell>
          <table:table-cell table:style-name="Default" table:formula="of:=([.N17]^2/[.$N$16]^4*0.5^2+1/[.$N$16]^2*0.5^2)^(1/2)" office:value-type="float" office:value="0.0106974817632995">
            <text:p>0,0106974818</text:p>
          </table:table-cell>
          <table:table-cell table:number-columns-repeated="2"/>
          <table:table-cell office:value-type="string">
            <text:p>0.975806452,</text:p>
          </table:table-cell>
          <table:table-cell office:value-type="string">
            <text:p>0.89855072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3.5">
            <text:p>93,5</text:p>
          </table:table-cell>
          <table:table-cell table:style-name="ce3" table:formula="of:=[.J71]/[.$I$55]" office:value-type="float" office:value="1.83618965095827">
            <text:p>1,836</text:p>
          </table:table-cell>
          <table:table-cell table:style-name="ce3" table:formula="of:=[.C19]/[.$A$3]" office:value-type="float" office:value="45.9047412739568">
            <text:p>45,905</text:p>
          </table:table-cell>
          <table:table-cell table:style-name="ce3" table:formula="of:=[.B19]/[.$B$20]" office:value-type="float" office:value="0.99468085106383">
            <text:p>0,995</text:p>
          </table:table-cell>
          <table:table-cell table:style-name="ce3" table:formula="of:=[.D19]/[.$D$20]" office:value-type="float" office:value="0.967741935483871">
            <text:p>0,968</text:p>
          </table:table-cell>
          <table:table-cell/>
          <table:table-cell table:formula="of:=3*[.C18]/100" office:value-type="float" office:value="0.0514133102268316">
            <text:p>0,0514133102</text:p>
          </table:table-cell>
          <table:table-cell table:formula="of:=([.C18]^2/[.$A$3]^4*[.$G$4]^2+[.H19]^2/[.$A$3]^2)^(1/2)" office:value-type="float" office:value="1.81773501523201">
            <text:p>1,8177350152</text:p>
          </table:table-cell>
          <table:table-cell table:formula="of:=([.D18]^2/[.$D$20]^4*[.$I$20]^2+[.I19]^2/[.$D$20]^2)^(1/2)" office:value-type="float" office:value="0.0533266230836316">
            <text:p>0,0533266231</text:p>
          </table:table-cell>
          <table:table-cell table:style-name="Default" table:formula="of:=([.B18]^2*0.5^2/[.$B$20]^4+1*0.5^2/[.$B$20]^2)^(1/2)" office:value-type="float" office:value="0.00748250671843655">
            <text:p>0,0074825067</text:p>
          </table:table-cell>
          <table:table-cell table:style-name="Default" office:value-type="string">
            <text:p>err su f_0 da picco</text:p>
          </table:table-cell>
          <table:table-cell/>
          <table:table-cell table:style-name="ce7" office:value-type="float" office:value="68">
            <text:p>68,0</text:p>
          </table:table-cell>
          <table:table-cell table:style-name="ce3" office:value-type="float" office:value="1.96">
            <text:p>1,960</text:p>
          </table:table-cell>
          <table:table-cell table:formula="of:=[.O19]/[.$A$3]" office:value-type="float" office:value="49">
            <text:p>49</text:p>
          </table:table-cell>
          <table:table-cell table:style-name="ce3" table:formula="of:=[.N19]/[.$N$16]" office:value-type="float" office:value="1.02564102564103">
            <text:p>1,026</text:p>
          </table:table-cell>
          <table:table-cell table:style-name="ce3" table:formula="of:=[.P19]/[.$P$16]" office:value-type="float" office:value="0.823529411764706">
            <text:p>0,824</text:p>
          </table:table-cell>
          <table:table-cell/>
          <table:table-cell table:formula="of:=3*[.O18]/100" office:value-type="float" office:value="0.0678">
            <text:p>0,0678</text:p>
          </table:table-cell>
          <table:table-cell table:formula="of:=([.O18]^2/[.$M$3]^4*[.$S$4]^2+[.T19]^2/[.$M$3]^2)^(1/2)" office:value-type="float" office:value="4.79418397644479">
            <text:p>4,7941839764</text:p>
          </table:table-cell>
          <table:table-cell table:formula="of:=([.P18]^2/[.$P$16]^4*[.$U$16]^2+[.U19]^2/[.$P$16]^2)^(1/2)" office:value-type="float" office:value="0.112050828185957">
            <text:p>0,1120508282</text:p>
          </table:table-cell>
          <table:table-cell table:style-name="Default" table:formula="of:=([.N18]^2/[.$N$16]^4*0.5^2+1/[.$N$16]^2*0.5^2)^(1/2)" office:value-type="float" office:value="0.0107297990535281">
            <text:p>0,0107297991</text:p>
          </table:table-cell>
          <table:table-cell table:number-columns-repeated="2"/>
          <table:table-cell office:value-type="string">
            <text:p>0.983870968,</text:p>
          </table:table-cell>
          <table:table-cell office:value-type="string">
            <text:p>0.94202898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4">
            <text:p>94</text:p>
          </table:table-cell>
          <table:table-cell table:style-name="ce3" table:formula="of:=[.J72]/[.$I$55]" office:value-type="float" office:value="1.89739597265688">
            <text:p>1,897</text:p>
          </table:table-cell>
          <table:table-cell table:style-name="ce3" table:formula="of:=[.C20]/[.$A$3]" office:value-type="float" office:value="47.434899316422">
            <text:p>47,435</text:p>
          </table:table-cell>
          <table:table-cell table:style-name="ce3" table:formula="of:=[.B20]/[.$B$20]" office:value-type="float" office:value="1">
            <text:p>1,000</text:p>
          </table:table-cell>
          <table:table-cell table:style-name="ce3" table:formula="of:=[.D20]/[.$D$20]" office:value-type="float" office:value="1">
            <text:p>1,000</text:p>
          </table:table-cell>
          <table:table-cell/>
          <table:table-cell table:formula="of:=3*[.C19]/100" office:value-type="float" office:value="0.0550856895287481">
            <text:p>0,0550856895</text:p>
          </table:table-cell>
          <table:table-cell table:formula="of:=([.C19]^2/[.$A$3]^4*[.$G$4]^2+[.H20]^2/[.$A$3]^2)^(1/2)" office:value-type="float" office:value="1.94757323060573">
            <text:p>1,9475732306</text:p>
          </table:table-cell>
          <table:table-cell table:formula="of:=([.D19]^2/[.$D$20]^4*[.$I$20]^2+[.I20]^2/[.$D$20]^2)^(1/2)" office:value-type="float" office:value="0.0571356675896053">
            <text:p>0,0571356676</text:p>
          </table:table-cell>
          <table:table-cell table:style-name="Default" table:formula="of:=([.B19]^2*0.5^2/[.$B$20]^4+1*0.5^2/[.$B$20]^2)^(1/2)" office:value-type="float" office:value="0.00750243282459034">
            <text:p>0,0075024328</text:p>
          </table:table-cell>
          <table:table-cell table:style-name="Default" table:formula="of:=[.K20]*[.B20]" office:value-type="float" office:value="0.705228685511492">
            <text:p>0,7052286855</text:p>
          </table:table-cell>
          <table:table-cell/>
          <table:table-cell table:style-name="ce7" office:value-type="float" office:value="69">
            <text:p>69,0</text:p>
          </table:table-cell>
          <table:table-cell table:style-name="ce3" office:value-type="float" office:value="1.6">
            <text:p>1,600</text:p>
          </table:table-cell>
          <table:table-cell table:formula="of:=[.O20]/[.$A$3]" office:value-type="float" office:value="40">
            <text:p>40</text:p>
          </table:table-cell>
          <table:table-cell table:style-name="ce3" table:formula="of:=[.N20]/[.$N$16]" office:value-type="float" office:value="1.04072398190045">
            <text:p>1,041</text:p>
          </table:table-cell>
          <table:table-cell table:style-name="ce3" table:formula="of:=[.P20]/[.$P$16]" office:value-type="float" office:value="0.672268907563025">
            <text:p>0,672</text:p>
          </table:table-cell>
          <table:table-cell/>
          <table:table-cell table:formula="of:=3*[.O19]/100" office:value-type="float" office:value="0.0588">
            <text:p>0,0588</text:p>
          </table:table-cell>
          <table:table-cell table:formula="of:=([.O19]^2/[.$M$3]^4*[.$S$4]^2+[.T20]^2/[.$M$3]^2)^(1/2)" office:value-type="float" office:value="4.1577878733769">
            <text:p>4,1577878734</text:p>
          </table:table-cell>
          <table:table-cell table:formula="of:=([.P19]^2/[.$P$16]^4*[.$U$16]^2+[.U20]^2/[.$P$16]^2)^(1/2)" office:value-type="float" office:value="0.0971768244444584">
            <text:p>0,0971768244</text:p>
          </table:table-cell>
          <table:table-cell table:style-name="Default" table:formula="of:=([.N19]^2/[.$N$16]^4*0.5^2+1/[.$N$16]^2*0.5^2)^(1/2)" office:value-type="float" office:value="0.0108028601333979">
            <text:p>0,0108028601</text:p>
          </table:table-cell>
          <table:table-cell table:number-columns-repeated="2"/>
          <table:table-cell office:value-type="string">
            <text:p>0.991935484,</text:p>
          </table:table-cell>
          <table:table-cell office:value-type="string">
            <text:p>0.9782608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4.5">
            <text:p>94,5</text:p>
          </table:table-cell>
          <table:table-cell table:style-name="ce3" table:formula="of:=[.J73]/[.$I$55]" office:value-type="float" office:value="1.87699386542401">
            <text:p>1,877</text:p>
          </table:table-cell>
          <table:table-cell table:style-name="ce3" table:formula="of:=[.C21]/[.$A$3]" office:value-type="float" office:value="46.9248466356002">
            <text:p>46,925</text:p>
          </table:table-cell>
          <table:table-cell table:style-name="ce3" table:formula="of:=[.B21]/[.$B$20]" office:value-type="float" office:value="1.00531914893617">
            <text:p>1,005</text:p>
          </table:table-cell>
          <table:table-cell table:style-name="ce3" table:formula="of:=[.D21]/[.$D$20]" office:value-type="float" office:value="0.989247311827957">
            <text:p>0,989</text:p>
          </table:table-cell>
          <table:table-cell/>
          <table:table-cell table:formula="of:=3*[.C20]/100" office:value-type="float" office:value="0.0569218791797064">
            <text:p>0,0569218792</text:p>
          </table:table-cell>
          <table:table-cell table:formula="of:=([.C20]^2/[.$A$3]^4*[.$G$4]^2+[.H21]^2/[.$A$3]^2)^(1/2)" office:value-type="float" office:value="2.01249233829259">
            <text:p>2,0124923383</text:p>
          </table:table-cell>
          <table:table-cell table:formula="of:=([.D20]^2/[.$D$20]^4*[.$I$20]^2+[.I21]^2/[.$D$20]^2)^(1/2)" office:value-type="float" office:value="0.0590401898425922">
            <text:p>0,0590401898</text:p>
          </table:table-cell>
          <table:table-cell table:style-name="Default" table:formula="of:=([.B20]^2*0.5^2/[.$B$20]^4+1*0.5^2/[.$B$20]^2)^(1/2)" office:value-type="float" office:value="0.00752241256581434">
            <text:p>0,0075224126</text:p>
          </table:table-cell>
          <table:table-cell table:style-name="Default" office:value-type="string">
            <text:p>err su G_0</text:p>
          </table:table-cell>
          <table:table-cell/>
          <table:table-cell table:style-name="ce7" office:value-type="float" office:value="70">
            <text:p>70,0</text:p>
          </table:table-cell>
          <table:table-cell table:style-name="ce3" office:value-type="float" office:value="1.32">
            <text:p>1,320</text:p>
          </table:table-cell>
          <table:table-cell table:formula="of:=[.O21]/[.$A$3]" office:value-type="float" office:value="33">
            <text:p>33</text:p>
          </table:table-cell>
          <table:table-cell table:style-name="ce3" table:formula="of:=[.N21]/[.$N$16]" office:value-type="float" office:value="1.05580693815988">
            <text:p>1,056</text:p>
          </table:table-cell>
          <table:table-cell table:style-name="ce3" table:formula="of:=[.P21]/[.$P$16]" office:value-type="float" office:value="0.554621848739496">
            <text:p>0,555</text:p>
          </table:table-cell>
          <table:table-cell/>
          <table:table-cell table:formula="of:=3*[.O20]/100" office:value-type="float" office:value="0.048">
            <text:p>0,048</text:p>
          </table:table-cell>
          <table:table-cell table:formula="of:=([.O20]^2/[.$M$3]^4*[.$S$4]^2+[.T21]^2/[.$M$3]^2)^(1/2)" office:value-type="float" office:value="3.39411254969543">
            <text:p>3,3941125497</text:p>
          </table:table-cell>
          <table:table-cell table:formula="of:=([.P20]^2/[.$P$16]^4*[.$U$16]^2+[.U21]^2/[.$P$16]^2)^(1/2)" office:value-type="float" office:value="0.0793280199546599">
            <text:p>0,07932802</text:p>
          </table:table-cell>
          <table:table-cell table:style-name="Default" table:formula="of:=([.N20]^2/[.$N$16]^4*0.5^2+1/[.$N$16]^2*0.5^2)^(1/2)" office:value-type="float" office:value="0.0108845932207637">
            <text:p>0,010884593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ce3" table:formula="of:=[.J74]/[.$I$55]" office:value-type="float" office:value="1.85659175819114">
            <text:p>1,857</text:p>
          </table:table-cell>
          <table:table-cell table:style-name="ce3" table:formula="of:=[.C22]/[.$A$3]" office:value-type="float" office:value="46.4147939547785">
            <text:p>46,415</text:p>
          </table:table-cell>
          <table:table-cell table:style-name="ce3" table:formula="of:=[.B22]/[.$B$20]" office:value-type="float" office:value="1.01063829787234">
            <text:p>1,011</text:p>
          </table:table-cell>
          <table:table-cell table:style-name="ce3" table:formula="of:=[.D22]/[.$D$20]" office:value-type="float" office:value="0.978494623655914">
            <text:p>0,978</text:p>
          </table:table-cell>
          <table:table-cell/>
          <table:table-cell table:formula="of:=3*[.C21]/100" office:value-type="float" office:value="0.0563098159627203">
            <text:p>0,056309816</text:p>
          </table:table-cell>
          <table:table-cell table:formula="of:=([.C21]^2/[.$A$3]^4*[.$G$4]^2+[.H22]^2/[.$A$3]^2)^(1/2)" office:value-type="float" office:value="1.9908526357303">
            <text:p>1,9908526357</text:p>
          </table:table-cell>
          <table:table-cell table:formula="of:=([.D21]^2/[.$D$20]^4*[.$I$20]^2+[.I22]^2/[.$D$20]^2)^(1/2)" office:value-type="float" office:value="0.0584053490915965">
            <text:p>0,0584053491</text:p>
          </table:table-cell>
          <table:table-cell table:style-name="Default" table:formula="of:=([.B21]^2*0.5^2/[.$B$20]^4+1*0.5^2/[.$B$20]^2)^(1/2)" office:value-type="float" office:value="0.00754244551587486">
            <text:p>0,0075424455</text:p>
          </table:table-cell>
          <table:table-cell table:style-name="Default" table:formula="of:=[.J20]*[.D20]" office:value-type="float" office:value="2.71022463948948">
            <text:p>2,7102246395</text:p>
          </table:table-cell>
          <table:table-cell/>
          <table:table-cell table:style-name="ce7" office:value-type="float" office:value="71">
            <text:p>71,0</text:p>
          </table:table-cell>
          <table:table-cell table:style-name="ce3" office:value-type="float" office:value="1.08">
            <text:p>1,080</text:p>
          </table:table-cell>
          <table:table-cell table:formula="of:=[.O22]/[.$A$3]" office:value-type="float" office:value="27">
            <text:p>27</text:p>
          </table:table-cell>
          <table:table-cell table:style-name="ce3" table:formula="of:=[.N22]/[.$N$16]" office:value-type="float" office:value="1.07088989441931">
            <text:p>1,071</text:p>
          </table:table-cell>
          <table:table-cell table:style-name="ce3" table:formula="of:=[.P22]/[.$P$16]" office:value-type="float" office:value="0.453781512605042">
            <text:p>0,454</text:p>
          </table:table-cell>
          <table:table-cell/>
          <table:table-cell table:formula="of:=3*[.O21]/100" office:value-type="float" office:value="0.0396">
            <text:p>0,0396</text:p>
          </table:table-cell>
          <table:table-cell table:formula="of:=([.O21]^2/[.$M$3]^4*[.$S$4]^2+[.T22]^2/[.$M$3]^2)^(1/2)" office:value-type="float" office:value="2.80014285349873">
            <text:p>2,8001428535</text:p>
          </table:table-cell>
          <table:table-cell table:formula="of:=([.P21]^2/[.$P$16]^4*[.$U$16]^2+[.U22]^2/[.$P$16]^2)^(1/2)" office:value-type="float" office:value="0.0654456164625944">
            <text:p>0,0654456165</text:p>
          </table:table-cell>
          <table:table-cell table:style-name="Default" table:formula="of:=([.N21]^2/[.$N$16]^4*0.5^2+1/[.$N$16]^2*0.5^2)^(1/2)" office:value-type="float" office:value="0.0109668969730873">
            <text:p>0,010966897</text:p>
          </table:table-cell>
          <table:table-cell table:number-columns-repeated="2"/>
          <table:table-cell table:style-name="ce8" office:value-type="float" office:value="1008064516">
            <text:p>1.008.064.516,00</text:p>
          </table:table-cell>
          <table:table-cell office:value-type="string">
            <text:p>0.99275362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5.5">
            <text:p>95,5</text:p>
          </table:table-cell>
          <table:table-cell table:style-name="ce3" table:formula="of:=[.J75]/[.$I$55]" office:value-type="float" office:value="1.75458122202679">
            <text:p>1,755</text:p>
          </table:table-cell>
          <table:table-cell table:style-name="ce3" table:formula="of:=[.C23]/[.$A$3]" office:value-type="float" office:value="43.8645305506698">
            <text:p>43,865</text:p>
          </table:table-cell>
          <table:table-cell table:style-name="ce3" table:formula="of:=[.B23]/[.$B$20]" office:value-type="float" office:value="1.01595744680851">
            <text:p>1,016</text:p>
          </table:table-cell>
          <table:table-cell table:style-name="ce3" table:formula="of:=[.D23]/[.$D$20]" office:value-type="float" office:value="0.924731182795699">
            <text:p>0,925</text:p>
          </table:table-cell>
          <table:table-cell/>
          <table:table-cell table:formula="of:=3*[.C22]/100" office:value-type="float" office:value="0.0556977527457342">
            <text:p>0,0556977527</text:p>
          </table:table-cell>
          <table:table-cell table:formula="of:=([.C22]^2/[.$A$3]^4*[.$G$4]^2+[.H23]^2/[.$A$3]^2)^(1/2)" office:value-type="float" office:value="1.96921293316801">
            <text:p>1,9692129332</text:p>
          </table:table-cell>
          <table:table-cell table:formula="of:=([.D22]^2/[.$D$20]^4*[.$I$20]^2+[.I23]^2/[.$D$20]^2)^(1/2)" office:value-type="float" office:value="0.0577705083406009">
            <text:p>0,0577705083</text:p>
          </table:table-cell>
          <table:table-cell table:style-name="Default" table:formula="of:=([.B22]^2*0.5^2/[.$B$20]^4+1*0.5^2/[.$B$20]^2)^(1/2)" office:value-type="float" office:value="0.00756253125192541">
            <text:p>0,0075625313</text:p>
          </table:table-cell>
          <table:table-cell table:style-name="Default"/>
          <table:table-cell/>
          <table:table-cell table:style-name="ce7" office:value-type="float" office:value="72">
            <text:p>72,0</text:p>
          </table:table-cell>
          <table:table-cell table:style-name="ce3" office:value-type="float" office:value="0.94">
            <text:p>0,940</text:p>
          </table:table-cell>
          <table:table-cell table:formula="of:=[.O23]/[.$A$3]" office:value-type="float" office:value="23.5">
            <text:p>23,5</text:p>
          </table:table-cell>
          <table:table-cell table:style-name="ce3" table:formula="of:=[.N23]/[.$N$16]" office:value-type="float" office:value="1.08597285067873">
            <text:p>1,086</text:p>
          </table:table-cell>
          <table:table-cell table:style-name="ce3" table:formula="of:=[.P23]/[.$P$16]" office:value-type="float" office:value="0.394957983193277">
            <text:p>0,395</text:p>
          </table:table-cell>
          <table:table-cell/>
          <table:table-cell table:formula="of:=3*[.O22]/100" office:value-type="float" office:value="0.0324">
            <text:p>0,0324</text:p>
          </table:table-cell>
          <table:table-cell table:formula="of:=([.O22]^2/[.$M$3]^4*[.$S$4]^2+[.T23]^2/[.$M$3]^2)^(1/2)" office:value-type="float" office:value="2.29102597104441">
            <text:p>2,291025971</text:p>
          </table:table-cell>
          <table:table-cell table:formula="of:=([.P22]^2/[.$P$16]^4*[.$U$16]^2+[.U23]^2/[.$P$16]^2)^(1/2)" office:value-type="float" office:value="0.0535464134693954">
            <text:p>0,0535464135</text:p>
          </table:table-cell>
          <table:table-cell table:style-name="Default" table:formula="of:=([.N22]^2/[.$N$16]^4*0.5^2+1/[.$N$16]^2*0.5^2)^(1/2)" office:value-type="float" office:value="0.0110497586386401">
            <text:p>0,0110497586</text:p>
          </table:table-cell>
          <table:table-cell table:number-columns-repeated="2"/>
          <table:table-cell table:style-name="ce8" office:value-type="float" office:value="1016129032">
            <text:p>1.016.129.032,00</text:p>
          </table:table-cell>
          <table:table-cell office:value-type="string">
            <text:p>0.98550724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ce3" table:formula="of:=[.J76]/[.$I$55]" office:value-type="float" office:value="1.63216857862957">
            <text:p>1,632</text:p>
          </table:table-cell>
          <table:table-cell table:style-name="ce3" table:formula="of:=[.C24]/[.$A$3]" office:value-type="float" office:value="40.8042144657393">
            <text:p>40,804</text:p>
          </table:table-cell>
          <table:table-cell table:style-name="ce3" table:formula="of:=[.B24]/[.$B$20]" office:value-type="float" office:value="1.02127659574468">
            <text:p>1,021</text:p>
          </table:table-cell>
          <table:table-cell table:style-name="ce3" table:formula="of:=[.D24]/[.$D$20]" office:value-type="float" office:value="0.860215053763441">
            <text:p>0,860</text:p>
          </table:table-cell>
          <table:table-cell/>
          <table:table-cell table:formula="of:=3*[.C23]/100" office:value-type="float" office:value="0.0526374366608038">
            <text:p>0,0526374367</text:p>
          </table:table-cell>
          <table:table-cell table:formula="of:=([.C23]^2/[.$A$3]^4*[.$G$4]^2+[.H24]^2/[.$A$3]^2)^(1/2)" office:value-type="float" office:value="1.86101442035659">
            <text:p>1,8610144204</text:p>
          </table:table-cell>
          <table:table-cell table:formula="of:=([.D23]^2/[.$D$20]^4*[.$I$20]^2+[.I24]^2/[.$D$20]^2)^(1/2)" office:value-type="float" office:value="0.0545963045856229">
            <text:p>0,0545963046</text:p>
          </table:table-cell>
          <table:table-cell table:style-name="Default" table:formula="of:=([.B23]^2*0.5^2/[.$B$20]^4+1*0.5^2/[.$B$20]^2)^(1/2)" office:value-type="float" office:value="0.00758266935449151">
            <text:p>0,0075826694</text:p>
          </table:table-cell>
          <table:table-cell table:style-name="Default" table:formula="of:=[.J20]*27" office:value-type="float" office:value="1.54266302491934">
            <text:p>1,5426630249</text:p>
          </table:table-cell>
          <table:table-cell/>
          <table:table-cell table:style-name="ce7" office:value-type="float" office:value="73">
            <text:p>73,0</text:p>
          </table:table-cell>
          <table:table-cell table:style-name="ce3" office:value-type="float" office:value="0.8">
            <text:p>0,800</text:p>
          </table:table-cell>
          <table:table-cell table:formula="of:=[.O24]/[.$A$3]" office:value-type="float" office:value="20">
            <text:p>20</text:p>
          </table:table-cell>
          <table:table-cell table:style-name="ce3" table:formula="of:=[.N24]/[.$N$16]" office:value-type="float" office:value="1.10105580693816">
            <text:p>1,101</text:p>
          </table:table-cell>
          <table:table-cell table:style-name="ce3" table:formula="of:=[.P24]/[.$P$16]" office:value-type="float" office:value="0.336134453781513">
            <text:p>0,336</text:p>
          </table:table-cell>
          <table:table-cell/>
          <table:table-cell table:formula="of:=3*[.O23]/100" office:value-type="float" office:value="0.0282">
            <text:p>0,0282</text:p>
          </table:table-cell>
          <table:table-cell table:formula="of:=([.O23]^2/[.$M$3]^4*[.$S$4]^2+[.T24]^2/[.$M$3]^2)^(1/2)" office:value-type="float" office:value="1.99404112294606">
            <text:p>1,9940411229</text:p>
          </table:table-cell>
          <table:table-cell table:formula="of:=([.P23]^2/[.$P$16]^4*[.$U$16]^2+[.U24]^2/[.$P$16]^2)^(1/2)" office:value-type="float" office:value="0.0466052117233627">
            <text:p>0,0466052117</text:p>
          </table:table-cell>
          <table:table-cell table:style-name="Default" table:formula="of:=([.N23]^2/[.$N$16]^4*0.5^2+1/[.$N$16]^2*0.5^2)^(1/2)" office:value-type="float" office:value="0.0111331657601587">
            <text:p>0,0111331658</text:p>
          </table:table-cell>
          <table:table-cell table:number-columns-repeated="2"/>
          <table:table-cell table:style-name="ce8" office:value-type="float" office:value="1024193548">
            <text:p>1.024.193.548,00</text:p>
          </table:table-cell>
          <table:table-cell office:value-type="string">
            <text:p>0.95652173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6.5">
            <text:p>96,5</text:p>
          </table:table-cell>
          <table:table-cell table:style-name="ce3" table:formula="of:=[.J77]/[.$I$55]" office:value-type="float" office:value="1.50975593523236">
            <text:p>1,510</text:p>
          </table:table-cell>
          <table:table-cell table:style-name="ce3" table:formula="of:=[.C25]/[.$A$3]" office:value-type="float" office:value="37.7438983808089">
            <text:p>37,744</text:p>
          </table:table-cell>
          <table:table-cell table:style-name="ce3" table:formula="of:=[.B25]/[.$B$20]" office:value-type="float" office:value="1.02659574468085">
            <text:p>1,027</text:p>
          </table:table-cell>
          <table:table-cell table:style-name="ce3" table:formula="of:=[.D25]/[.$D$20]" office:value-type="float" office:value="0.795698924731183">
            <text:p>0,796</text:p>
          </table:table-cell>
          <table:table-cell/>
          <table:table-cell table:formula="of:=3*[.C24]/100" office:value-type="float" office:value="0.0489650573588872">
            <text:p>0,0489650574</text:p>
          </table:table-cell>
          <table:table-cell table:formula="of:=([.C24]^2/[.$A$3]^4*[.$G$4]^2+[.H25]^2/[.$A$3]^2)^(1/2)" office:value-type="float" office:value="1.73117620498287">
            <text:p>1,731176205</text:p>
          </table:table-cell>
          <table:table-cell table:formula="of:=([.D24]^2/[.$D$20]^4*[.$I$20]^2+[.I25]^2/[.$D$20]^2)^(1/2)" office:value-type="float" office:value="0.0507872600796492">
            <text:p>0,0507872601</text:p>
          </table:table-cell>
          <table:table-cell table:style-name="Default" table:formula="of:=([.B24]^2*0.5^2/[.$B$20]^4+1*0.5^2/[.$B$20]^2)^(1/2)" office:value-type="float" office:value="0.00760285940745515">
            <text:p>0,0076028594</text:p>
          </table:table-cell>
          <table:table-cell table:style-name="Default"/>
          <table:table-cell/>
          <table:table-cell table:style-name="ce7" office:value-type="float" office:value="74">
            <text:p>74,0</text:p>
          </table:table-cell>
          <table:table-cell table:style-name="ce3" office:value-type="float" office:value="0.712">
            <text:p>0,712</text:p>
          </table:table-cell>
          <table:table-cell table:formula="of:=[.O25]/[.$A$3]" office:value-type="float" office:value="17.8">
            <text:p>17,8</text:p>
          </table:table-cell>
          <table:table-cell table:style-name="ce3" table:formula="of:=[.N25]/[.$N$16]" office:value-type="float" office:value="1.11613876319759">
            <text:p>1,116</text:p>
          </table:table-cell>
          <table:table-cell table:style-name="ce3" table:formula="of:=[.P25]/[.$P$16]" office:value-type="float" office:value="0.299159663865546">
            <text:p>0,299</text:p>
          </table:table-cell>
          <table:table-cell/>
          <table:table-cell table:formula="of:=3*[.O24]/100" office:value-type="float" office:value="0.024">
            <text:p>0,024</text:p>
          </table:table-cell>
          <table:table-cell table:formula="of:=([.O24]^2/[.$M$3]^4*[.$S$4]^2+[.T25]^2/[.$M$3]^2)^(1/2)" office:value-type="float" office:value="1.69705627484771">
            <text:p>1,6970562748</text:p>
          </table:table-cell>
          <table:table-cell table:formula="of:=([.P24]^2/[.$P$16]^4*[.$U$16]^2+[.U25]^2/[.$P$16]^2)^(1/2)" office:value-type="float" office:value="0.03966400997733">
            <text:p>0,03966401</text:p>
          </table:table-cell>
          <table:table-cell table:style-name="Default" table:formula="of:=([.N24]^2/[.$N$16]^4*0.5^2+1/[.$N$16]^2*0.5^2)^(1/2)" office:value-type="float" office:value="0.0112171061700964">
            <text:p>0,0112171062</text:p>
          </table:table-cell>
          <table:table-cell table:number-columns-repeated="2"/>
          <table:table-cell table:style-name="ce8" office:value-type="float" office:value="1032258065">
            <text:p>1.032.258.065,00</text:p>
          </table:table-cell>
          <table:table-cell office:value-type="string">
            <text:p>0.93478260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ce3" table:formula="of:=[.J78]/[.$I$55]" office:value-type="float" office:value="1.36694118460227">
            <text:p>1,367</text:p>
          </table:table-cell>
          <table:table-cell table:style-name="ce3" table:formula="of:=[.C26]/[.$A$3]" office:value-type="float" office:value="34.1735296150567">
            <text:p>34,174</text:p>
          </table:table-cell>
          <table:table-cell table:style-name="ce3" table:formula="of:=[.B26]/[.$B$20]" office:value-type="float" office:value="1.03191489361702">
            <text:p>1,032</text:p>
          </table:table-cell>
          <table:table-cell table:style-name="ce3" table:formula="of:=[.D26]/[.$D$20]" office:value-type="float" office:value="0.720430107526882">
            <text:p>0,720</text:p>
          </table:table-cell>
          <table:table-cell/>
          <table:table-cell table:formula="of:=3*[.C25]/100" office:value-type="float" office:value="0.0452926780569707">
            <text:p>0,0452926781</text:p>
          </table:table-cell>
          <table:table-cell table:formula="of:=([.C25]^2/[.$A$3]^4*[.$G$4]^2+[.H26]^2/[.$A$3]^2)^(1/2)" office:value-type="float" office:value="1.60133798960916">
            <text:p>1,6013379896</text:p>
          </table:table-cell>
          <table:table-cell table:formula="of:=([.D25]^2/[.$D$20]^4*[.$I$20]^2+[.I26]^2/[.$D$20]^2)^(1/2)" office:value-type="float" office:value="0.0469782155736755">
            <text:p>0,0469782156</text:p>
          </table:table-cell>
          <table:table-cell table:style-name="Default" table:formula="of:=([.B25]^2*0.5^2/[.$B$20]^4+1*0.5^2/[.$B$20]^2)^(1/2)" office:value-type="float" office:value="0.00762310099803895">
            <text:p>0,007623101</text:p>
          </table:table-cell>
          <table:table-cell table:style-name="Default"/>
          <table:table-cell/>
          <table:table-cell table:style-name="ce7" office:value-type="float" office:value="75">
            <text:p>75,0</text:p>
          </table:table-cell>
          <table:table-cell table:style-name="ce3" office:value-type="float" office:value="0.648">
            <text:p>0,648</text:p>
          </table:table-cell>
          <table:table-cell table:formula="of:=[.O26]/[.$A$3]" office:value-type="float" office:value="16.2">
            <text:p>16,2</text:p>
          </table:table-cell>
          <table:table-cell table:style-name="ce3" table:formula="of:=[.N26]/[.$N$16]" office:value-type="float" office:value="1.13122171945701">
            <text:p>1,131</text:p>
          </table:table-cell>
          <table:table-cell table:style-name="ce3" table:formula="of:=[.P26]/[.$P$16]" office:value-type="float" office:value="0.272268907563025">
            <text:p>0,272</text:p>
          </table:table-cell>
          <table:table-cell/>
          <table:table-cell table:formula="of:=3*[.O25]/100" office:value-type="float" office:value="0.02136">
            <text:p>0,02136</text:p>
          </table:table-cell>
          <table:table-cell table:formula="of:=([.O25]^2/[.$M$3]^4*[.$S$4]^2+[.T26]^2/[.$M$3]^2)^(1/2)" office:value-type="float" office:value="1.51038008461447">
            <text:p>1,5103800846</text:p>
          </table:table-cell>
          <table:table-cell table:formula="of:=([.P25]^2/[.$P$16]^4*[.$U$16]^2+[.U26]^2/[.$P$16]^2)^(1/2)" office:value-type="float" office:value="0.0353009688798237">
            <text:p>0,0353009689</text:p>
          </table:table-cell>
          <table:table-cell table:style-name="Default" table:formula="of:=([.N25]^2/[.$N$16]^4*0.5^2+1/[.$N$16]^2*0.5^2)^(1/2)" office:value-type="float" office:value="0.0113015679857414">
            <text:p>0,011301568</text:p>
          </table:table-cell>
          <table:table-cell table:number-columns-repeated="2"/>
          <table:table-cell table:style-name="ce8" office:value-type="float" office:value="1040322581">
            <text:p>1.040.322.581,00</text:p>
          </table:table-cell>
          <table:table-cell office:value-type="string">
            <text:p>0.90579710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7.5">
            <text:p>97,5</text:p>
          </table:table-cell>
          <table:table-cell table:style-name="ce3" table:formula="of:=[.J79]/[.$I$55]" office:value-type="float" office:value="1.24452854120505">
            <text:p>1,245</text:p>
          </table:table-cell>
          <table:table-cell table:style-name="ce3" table:formula="of:=[.C27]/[.$A$3]" office:value-type="float" office:value="31.1132135301262">
            <text:p>31,113</text:p>
          </table:table-cell>
          <table:table-cell table:style-name="ce3" table:formula="of:=[.B27]/[.$B$20]" office:value-type="float" office:value="1.03723404255319">
            <text:p>1,037</text:p>
          </table:table-cell>
          <table:table-cell table:style-name="ce3" table:formula="of:=[.D27]/[.$D$20]" office:value-type="float" office:value="0.655913978494624">
            <text:p>0,656</text:p>
          </table:table-cell>
          <table:table-cell/>
          <table:table-cell table:formula="of:=3*[.C26]/100" office:value-type="float" office:value="0.041008235538068">
            <text:p>0,0410082355</text:p>
          </table:table-cell>
          <table:table-cell table:formula="of:=([.C26]^2/[.$A$3]^4*[.$G$4]^2+[.H27]^2/[.$A$3]^2)^(1/2)" office:value-type="float" office:value="1.44986007167315">
            <text:p>1,4498600717</text:p>
          </table:table-cell>
          <table:table-cell table:formula="of:=([.D26]^2/[.$D$20]^4*[.$I$20]^2+[.I27]^2/[.$D$20]^2)^(1/2)" office:value-type="float" office:value="0.0425343303167062">
            <text:p>0,0425343303</text:p>
          </table:table-cell>
          <table:table-cell table:style-name="Default" table:formula="of:=([.B26]^2*0.5^2/[.$B$20]^4+1*0.5^2/[.$B$20]^2)^(1/2)" office:value-type="float" office:value="0.00764339371678993">
            <text:p>0,0076433937</text:p>
          </table:table-cell>
          <table:table-cell table:style-name="Default"/>
          <table:table-cell/>
          <table:table-cell table:style-name="ce7" office:value-type="float" office:value="76">
            <text:p>76,0</text:p>
          </table:table-cell>
          <table:table-cell table:style-name="ce3" office:value-type="float" office:value="0.576">
            <text:p>0,576</text:p>
          </table:table-cell>
          <table:table-cell table:formula="of:=[.O27]/[.$A$3]" office:value-type="float" office:value="14.4">
            <text:p>14,4</text:p>
          </table:table-cell>
          <table:table-cell table:style-name="ce3" table:formula="of:=[.N27]/[.$N$16]" office:value-type="float" office:value="1.14630467571644">
            <text:p>1,146</text:p>
          </table:table-cell>
          <table:table-cell table:style-name="ce3" table:formula="of:=[.P27]/[.$P$16]" office:value-type="float" office:value="0.242016806722689">
            <text:p>0,242</text:p>
          </table:table-cell>
          <table:table-cell/>
          <table:table-cell table:formula="of:=3*[.O26]/100" office:value-type="float" office:value="0.01944">
            <text:p>0,01944</text:p>
          </table:table-cell>
          <table:table-cell table:formula="of:=([.O26]^2/[.$M$3]^4*[.$S$4]^2+[.T27]^2/[.$M$3]^2)^(1/2)" office:value-type="float" office:value="1.37461558262665">
            <text:p>1,3746155826</text:p>
          </table:table-cell>
          <table:table-cell table:formula="of:=([.P26]^2/[.$P$16]^4*[.$U$16]^2+[.U27]^2/[.$P$16]^2)^(1/2)" office:value-type="float" office:value="0.0321278480816373">
            <text:p>0,0321278481</text:p>
          </table:table-cell>
          <table:table-cell table:style-name="Default" table:formula="of:=([.N26]^2/[.$N$16]^4*0.5^2+1/[.$N$16]^2*0.5^2)^(1/2)" office:value-type="float" office:value="0.0113865396042227">
            <text:p>0,0113865396</text:p>
          </table:table-cell>
          <table:table-cell table:number-columns-repeated="2"/>
          <table:table-cell table:style-name="ce8" office:value-type="float" office:value="1048387097">
            <text:p>1.048.387.097,00</text:p>
          </table:table-cell>
          <table:table-cell office:value-type="string">
            <text:p>0.84782608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8">
            <text:p>98</text:p>
          </table:table-cell>
          <table:table-cell table:style-name="ce3" table:formula="of:=[.J80]/[.$I$55]" office:value-type="float" office:value="1.16292011227357">
            <text:p>1,163</text:p>
          </table:table-cell>
          <table:table-cell table:style-name="ce3" table:formula="of:=[.C28]/[.$A$3]" office:value-type="float" office:value="29.0730028068393">
            <text:p>29,073</text:p>
          </table:table-cell>
          <table:table-cell table:style-name="ce3" table:formula="of:=[.B28]/[.$B$20]" office:value-type="float" office:value="1.04255319148936">
            <text:p>1,043</text:p>
          </table:table-cell>
          <table:table-cell table:style-name="ce3" table:formula="of:=[.D28]/[.$D$20]" office:value-type="float" office:value="0.612903225806452">
            <text:p>0,613</text:p>
          </table:table-cell>
          <table:table-cell/>
          <table:table-cell table:formula="of:=3*[.C27]/100" office:value-type="float" office:value="0.0373358562361515">
            <text:p>0,0373358562</text:p>
          </table:table-cell>
          <table:table-cell table:formula="of:=([.C27]^2/[.$A$3]^4*[.$G$4]^2+[.H28]^2/[.$A$3]^2)^(1/2)" office:value-type="float" office:value="1.32002185629944">
            <text:p>1,3200218563</text:p>
          </table:table-cell>
          <table:table-cell table:formula="of:=([.D27]^2/[.$D$20]^4*[.$I$20]^2+[.I28]^2/[.$D$20]^2)^(1/2)" office:value-type="float" office:value="0.0387252858107325">
            <text:p>0,0387252858</text:p>
          </table:table-cell>
          <table:table-cell table:style-name="Default" table:formula="of:=([.B27]^2*0.5^2/[.$B$20]^4+1*0.5^2/[.$B$20]^2)^(1/2)" office:value-type="float" office:value="0.00766373715756313">
            <text:p>0,0076637372</text:p>
          </table:table-cell>
          <table:table-cell table:style-name="Default"/>
          <table:table-cell/>
          <table:table-cell table:style-name="ce7" office:value-type="float" office:value="77">
            <text:p>77,0</text:p>
          </table:table-cell>
          <table:table-cell table:style-name="ce3" office:value-type="float" office:value="0.52">
            <text:p>0,520</text:p>
          </table:table-cell>
          <table:table-cell table:formula="of:=[.O28]/[.$A$3]" office:value-type="float" office:value="13">
            <text:p>13</text:p>
          </table:table-cell>
          <table:table-cell table:style-name="ce3" table:formula="of:=[.N28]/[.$N$16]" office:value-type="float" office:value="1.16138763197587">
            <text:p>1,161</text:p>
          </table:table-cell>
          <table:table-cell table:style-name="ce3" table:formula="of:=[.P28]/[.$P$16]" office:value-type="float" office:value="0.218487394957983">
            <text:p>0,218</text:p>
          </table:table-cell>
          <table:table-cell/>
          <table:table-cell table:formula="of:=3*[.O27]/100" office:value-type="float" office:value="0.01728">
            <text:p>0,01728</text:p>
          </table:table-cell>
          <table:table-cell table:formula="of:=([.O27]^2/[.$M$3]^4*[.$S$4]^2+[.T28]^2/[.$M$3]^2)^(1/2)" office:value-type="float" office:value="1.22188051789035">
            <text:p>1,2218805179</text:p>
          </table:table-cell>
          <table:table-cell table:formula="of:=([.P27]^2/[.$P$16]^4*[.$U$16]^2+[.U28]^2/[.$P$16]^2)^(1/2)" office:value-type="float" office:value="0.0285580871836776">
            <text:p>0,0285580872</text:p>
          </table:table-cell>
          <table:table-cell table:style-name="Default" table:formula="of:=([.N27]^2/[.$N$16]^4*0.5^2+1/[.$N$16]^2*0.5^2)^(1/2)" office:value-type="float" office:value="0.0114720096974247">
            <text:p>0,0114720097</text:p>
          </table:table-cell>
          <table:table-cell table:number-columns-repeated="2"/>
          <table:table-cell table:style-name="ce8" office:value-type="float" office:value="1056451613">
            <text:p>1.056.451.613,00</text:p>
          </table:table-cell>
          <table:table-cell office:value-type="string">
            <text:p>0.80434782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9">
            <text:p>99</text:p>
          </table:table-cell>
          <table:table-cell table:style-name="ce3" table:formula="of:=[.J81]/[.$I$55]" office:value-type="float" office:value="0.979301147177744">
            <text:p>0,979</text:p>
          </table:table-cell>
          <table:table-cell table:style-name="ce3" table:formula="of:=[.C29]/[.$A$3]" office:value-type="float" office:value="24.4825286794436">
            <text:p>24,483</text:p>
          </table:table-cell>
          <table:table-cell table:style-name="ce3" table:formula="of:=[.B29]/[.$B$20]" office:value-type="float" office:value="1.0531914893617">
            <text:p>1,053</text:p>
          </table:table-cell>
          <table:table-cell table:style-name="ce3" table:formula="of:=[.D29]/[.$D$20]" office:value-type="float" office:value="0.516129032258064">
            <text:p>0,516</text:p>
          </table:table-cell>
          <table:table-cell/>
          <table:table-cell table:formula="of:=3*[.C28]/100" office:value-type="float" office:value="0.0348876033682071">
            <text:p>0,0348876034</text:p>
          </table:table-cell>
          <table:table-cell table:formula="of:=([.C28]^2/[.$A$3]^4*[.$G$4]^2+[.H29]^2/[.$A$3]^2)^(1/2)" office:value-type="float" office:value="1.2334630460503">
            <text:p>1,2334630461</text:p>
          </table:table-cell>
          <table:table-cell table:formula="of:=([.D28]^2/[.$D$20]^4*[.$I$20]^2+[.I29]^2/[.$D$20]^2)^(1/2)" office:value-type="float" office:value="0.03618592280675">
            <text:p>0,0361859228</text:p>
          </table:table-cell>
          <table:table-cell table:style-name="Default" table:formula="of:=([.B28]^2*0.5^2/[.$B$20]^4+1*0.5^2/[.$B$20]^2)^(1/2)" office:value-type="float" office:value="0.00768413091750473">
            <text:p>0,0076841309</text:p>
          </table:table-cell>
          <table:table-cell table:style-name="Default"/>
          <table:table-cell/>
          <table:table-cell table:style-name="ce7" office:value-type="float" office:value="78">
            <text:p>78,0</text:p>
          </table:table-cell>
          <table:table-cell table:style-name="ce3" office:value-type="float" office:value="0.48">
            <text:p>0,480</text:p>
          </table:table-cell>
          <table:table-cell table:formula="of:=[.O29]/[.$A$3]" office:value-type="float" office:value="12">
            <text:p>12</text:p>
          </table:table-cell>
          <table:table-cell table:style-name="ce3" table:formula="of:=[.N29]/[.$N$16]" office:value-type="float" office:value="1.17647058823529">
            <text:p>1,176</text:p>
          </table:table-cell>
          <table:table-cell table:style-name="ce3" table:formula="of:=[.P29]/[.$P$16]" office:value-type="float" office:value="0.201680672268908">
            <text:p>0,202</text:p>
          </table:table-cell>
          <table:table-cell/>
          <table:table-cell table:formula="of:=3*[.O28]/100" office:value-type="float" office:value="0.0156">
            <text:p>0,0156</text:p>
          </table:table-cell>
          <table:table-cell table:formula="of:=([.O28]^2/[.$M$3]^4*[.$S$4]^2+[.T29]^2/[.$M$3]^2)^(1/2)" office:value-type="float" office:value="1.10308657865101">
            <text:p>1,1030865787</text:p>
          </table:table-cell>
          <table:table-cell table:formula="of:=([.P28]^2/[.$P$16]^4*[.$U$16]^2+[.U29]^2/[.$P$16]^2)^(1/2)" office:value-type="float" office:value="0.0257816064852645">
            <text:p>0,0257816065</text:p>
          </table:table-cell>
          <table:table-cell table:style-name="Default" table:formula="of:=([.N28]^2/[.$N$16]^4*0.5^2+1/[.$N$16]^2*0.5^2)^(1/2)" office:value-type="float" office:value="0.01155796720683">
            <text:p>0,0115579672</text:p>
          </table:table-cell>
          <table:table-cell table:number-columns-repeated="2"/>
          <table:table-cell table:style-name="ce8" office:value-type="float" office:value="1064516129">
            <text:p>1.064.516.129,00</text:p>
          </table:table-cell>
          <table:table-cell office:value-type="string">
            <text:p>0.76811594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3" table:formula="of:=[.J82]/[.$I$55]" office:value-type="float" office:value="0.840566817994231">
            <text:p>0,841</text:p>
          </table:table-cell>
          <table:table-cell table:style-name="ce3" table:formula="of:=[.C30]/[.$A$3]" office:value-type="float" office:value="21.0141704498558">
            <text:p>21,014</text:p>
          </table:table-cell>
          <table:table-cell table:style-name="ce3" table:formula="of:=[.B30]/[.$B$20]" office:value-type="float" office:value="1.06382978723404">
            <text:p>1,064</text:p>
          </table:table-cell>
          <table:table-cell table:style-name="ce3" table:formula="of:=[.D30]/[.$D$20]" office:value-type="float" office:value="0.443010752688172">
            <text:p>0,443</text:p>
          </table:table-cell>
          <table:table-cell/>
          <table:table-cell table:formula="of:=3*[.C29]/100" office:value-type="float" office:value="0.0293790344153323">
            <text:p>0,0293790344</text:p>
          </table:table-cell>
          <table:table-cell table:formula="of:=([.C29]^2/[.$A$3]^4*[.$G$4]^2+[.H30]^2/[.$A$3]^2)^(1/2)" office:value-type="float" office:value="1.03870572298972">
            <text:p>1,038705723</text:p>
          </table:table-cell>
          <table:table-cell table:formula="of:=([.D29]^2/[.$D$20]^4*[.$I$20]^2+[.I30]^2/[.$D$20]^2)^(1/2)" office:value-type="float" office:value="0.0304723560477895">
            <text:p>0,030472356</text:p>
          </table:table-cell>
          <table:table-cell table:style-name="Default" table:formula="of:=([.B29]^2*0.5^2/[.$B$20]^4+1*0.5^2/[.$B$20]^2)^(1/2)" office:value-type="float" office:value="0.00772506779983154">
            <text:p>0,0077250678</text:p>
          </table:table-cell>
          <table:table-cell table:style-name="Default"/>
          <table:table-cell table:number-columns-repeated="7"/>
          <table:table-cell table:formula="of:=3*[.O29]/100" office:value-type="float" office:value="0.0144">
            <text:p>0,0144</text:p>
          </table:table-cell>
          <table:table-cell table:formula="of:=([.O29]^2/[.$M$3]^4*[.$S$4]^2+[.T30]^2/[.$M$3]^2)^(1/2)" office:value-type="float" office:value="1.01823376490863">
            <text:p>1,0182337649</text:p>
          </table:table-cell>
          <table:table-cell table:formula="of:=([.P29]^2/[.$P$16]^4*[.$U$16]^2+[.U30]^2/[.$P$16]^2)^(1/2)" office:value-type="float" office:value="0.023798405986398">
            <text:p>0,023798406</text:p>
          </table:table-cell>
          <table:table-cell table:style-name="Default" table:formula="of:=([.N29]^2/[.$N$16]^4*0.5^2+1/[.$N$16]^2*0.5^2)^(1/2)" office:value-type="float" office:value="0.0116444013383078">
            <text:p>0,0116444013</text:p>
          </table:table-cell>
          <table:table-cell table:number-columns-repeated="2"/>
          <table:table-cell table:style-name="ce8" office:value-type="float" office:value="1072580645">
            <text:p>1.072.580.645,00</text:p>
          </table:table-cell>
          <table:table-cell office:value-type="string">
            <text:p>0.72463768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style-name="ce3" table:formula="of:=[.J83]/[.$I$55]" office:value-type="float" office:value="0.734475860383308">
            <text:p>0,734</text:p>
          </table:table-cell>
          <table:table-cell table:style-name="ce3" table:formula="of:=[.C31]/[.$A$3]" office:value-type="float" office:value="18.3618965095827">
            <text:p>18,362</text:p>
          </table:table-cell>
          <table:table-cell table:style-name="ce3" table:formula="of:=[.B31]/[.$B$20]" office:value-type="float" office:value="1.07446808510638">
            <text:p>1,074</text:p>
          </table:table-cell>
          <table:table-cell table:style-name="ce3" table:formula="of:=[.D31]/[.$D$20]" office:value-type="float" office:value="0.387096774193548">
            <text:p>0,387</text:p>
          </table:table-cell>
          <table:table-cell/>
          <table:table-cell table:formula="of:=3*[.C30]/100" office:value-type="float" office:value="0.0252170045398269">
            <text:p>0,0252170045</text:p>
          </table:table-cell>
          <table:table-cell table:formula="of:=([.C30]^2/[.$A$3]^4*[.$G$4]^2+[.H31]^2/[.$A$3]^2)^(1/2)" office:value-type="float" office:value="0.891555745566178">
            <text:p>0,8915557456</text:p>
          </table:table-cell>
          <table:table-cell table:formula="of:=([.D30]^2/[.$D$20]^4*[.$I$20]^2+[.I31]^2/[.$D$20]^2)^(1/2)" office:value-type="float" office:value="0.0261554389410193">
            <text:p>0,0261554389</text:p>
          </table:table-cell>
          <table:table-cell table:style-name="Default" table:formula="of:=([.B30]^2*0.5^2/[.$B$20]^4+1*0.5^2/[.$B$20]^2)^(1/2)" office:value-type="float" office:value="0.00776620120611035">
            <text:p>0,0077662012</text:p>
          </table:table-cell>
          <table:table-cell table:style-name="Default"/>
          <table:table-cell>
            <draw:frame table:end-cell-address="Foglio1.Q52" table:end-x="3.11cm" table:end-y="0.434cm" draw:z-index="1" draw:name="Grafico 6" draw:style-name="gr1" draw:text-style-name="P1" svg:width="16.634cm" svg:height="11.54cm" svg:x="0.077cm" svg:y="0.149cm">
              <draw:object draw:notify-on-update-of-ranges="Foglio1.E3:Foglio1.E42 Foglio1.F3:Foglio1.F42 Foglio1.Q3:Foglio1.Q29 Foglio1.R3:Foglio1.R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style-name="Default"/>
          <table:table-cell table:number-columns-repeated="2"/>
          <table:table-cell table:style-name="ce8" office:value-type="float" office:value="1080645161">
            <text:p>1.080.645.161,00</text:p>
          </table:table-cell>
          <table:table-cell office:value-type="string">
            <text:p>0.68840579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style-name="ce3" table:formula="of:=[.J84]/[.$I$55]" office:value-type="float" office:value="0.65286743145183">
            <text:p>0,653</text:p>
          </table:table-cell>
          <table:table-cell table:style-name="ce3" table:formula="of:=[.C32]/[.$A$3]" office:value-type="float" office:value="16.3216857862957">
            <text:p>16,322</text:p>
          </table:table-cell>
          <table:table-cell table:style-name="ce3" table:formula="of:=[.B32]/[.$B$20]" office:value-type="float" office:value="1.08510638297872">
            <text:p>1,085</text:p>
          </table:table-cell>
          <table:table-cell table:style-name="ce3" table:formula="of:=[.D32]/[.$D$20]" office:value-type="float" office:value="0.344086021505376">
            <text:p>0,344</text:p>
          </table:table-cell>
          <table:table-cell/>
          <table:table-cell table:formula="of:=3*[.C31]/100" office:value-type="float" office:value="0.0220342758114992">
            <text:p>0,0220342758</text:p>
          </table:table-cell>
          <table:table-cell table:formula="of:=([.C31]^2/[.$A$3]^4*[.$G$4]^2+[.H32]^2/[.$A$3]^2)^(1/2)" office:value-type="float" office:value="0.779029292242292">
            <text:p>0,7790292922</text:p>
          </table:table-cell>
          <table:table-cell table:formula="of:=([.D31]^2/[.$D$20]^4*[.$I$20]^2+[.I32]^2/[.$D$20]^2)^(1/2)" office:value-type="float" office:value="0.0228542670358421">
            <text:p>0,022854267</text:p>
          </table:table-cell>
          <table:table-cell table:style-name="Default" table:formula="of:=([.B31]^2*0.5^2/[.$B$20]^4+1*0.5^2/[.$B$20]^2)^(1/2)" office:value-type="float" office:value="0.00780752803022437">
            <text:p>0,007807528</text:p>
          </table:table-cell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8" office:value-type="float" office:value="1088709677">
            <text:p>1.088.709.677,00</text:p>
          </table:table-cell>
          <table:table-cell office:value-type="string">
            <text:p>0.63768115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style-name="ce3" table:formula="of:=[.J85]/[.$I$55]" office:value-type="float" office:value="0.579419845413499">
            <text:p>0,579</text:p>
          </table:table-cell>
          <table:table-cell table:style-name="ce3" table:formula="of:=[.C33]/[.$A$3]" office:value-type="float" office:value="14.4854961353375">
            <text:p>14,485</text:p>
          </table:table-cell>
          <table:table-cell table:style-name="ce3" table:formula="of:=[.B33]/[.$B$20]" office:value-type="float" office:value="1.09574468085106">
            <text:p>1,096</text:p>
          </table:table-cell>
          <table:table-cell table:style-name="ce3" table:formula="of:=[.D33]/[.$D$20]" office:value-type="float" office:value="0.305376344086021">
            <text:p>0,305</text:p>
          </table:table-cell>
          <table:table-cell/>
          <table:table-cell table:formula="of:=3*[.C32]/100" office:value-type="float" office:value="0.0195860229435549">
            <text:p>0,0195860229</text:p>
          </table:table-cell>
          <table:table-cell table:formula="of:=([.C32]^2/[.$A$3]^4*[.$G$4]^2+[.H33]^2/[.$A$3]^2)^(1/2)" office:value-type="float" office:value="0.692470481993148">
            <text:p>0,692470482</text:p>
          </table:table-cell>
          <table:table-cell table:formula="of:=([.D32]^2/[.$D$20]^4*[.$I$20]^2+[.I33]^2/[.$D$20]^2)^(1/2)" office:value-type="float" office:value="0.0203149040318597">
            <text:p>0,020314904</text:p>
          </table:table-cell>
          <table:table-cell table:style-name="Default" table:formula="of:=([.B32]^2*0.5^2/[.$B$20]^4+1*0.5^2/[.$B$20]^2)^(1/2)" office:value-type="float" office:value="0.00784904521702114">
            <text:p>0,0078490452</text:p>
          </table:table-cell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8" office:value-type="float" office:value="110483871">
            <text:p>110.483.871,00</text:p>
          </table:table-cell>
          <table:table-cell office:value-type="string">
            <text:p>0.57971014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style-name="ce3" table:formula="of:=[.J86]/[.$I$55]" office:value-type="float" office:value="0.530454788054611">
            <text:p>0,530</text:p>
          </table:table-cell>
          <table:table-cell table:style-name="ce3" table:formula="of:=[.C34]/[.$A$3]" office:value-type="float" office:value="13.2613697013653">
            <text:p>13,261</text:p>
          </table:table-cell>
          <table:table-cell table:style-name="ce3" table:formula="of:=[.B34]/[.$B$20]" office:value-type="float" office:value="1.1063829787234">
            <text:p>1,106</text:p>
          </table:table-cell>
          <table:table-cell table:style-name="ce3" table:formula="of:=[.D34]/[.$D$20]" office:value-type="float" office:value="0.279569892473118">
            <text:p>0,280</text:p>
          </table:table-cell>
          <table:table-cell/>
          <table:table-cell table:formula="of:=3*[.C33]/100" office:value-type="float" office:value="0.017382595362405">
            <text:p>0,0173825954</text:p>
          </table:table-cell>
          <table:table-cell table:formula="of:=([.C33]^2/[.$A$3]^4*[.$G$4]^2+[.H34]^2/[.$A$3]^2)^(1/2)" office:value-type="float" office:value="0.614567552768919">
            <text:p>0,6145675528</text:p>
          </table:table-cell>
          <table:table-cell table:formula="of:=([.D33]^2/[.$D$20]^4*[.$I$20]^2+[.I34]^2/[.$D$20]^2)^(1/2)" office:value-type="float" office:value="0.0180294773282755">
            <text:p>0,0180294773</text:p>
          </table:table-cell>
          <table:table-cell table:style-name="Default" table:formula="of:=([.B33]^2*0.5^2/[.$B$20]^4+1*0.5^2/[.$B$20]^2)^(1/2)" office:value-type="float" office:value="0.00789074976172096">
            <text:p>0,0078907498</text:p>
          </table:table-cell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8" office:value-type="float" office:value="1120967742">
            <text:p>1.120.967.742,00</text:p>
          </table:table-cell>
          <table:table-cell office:value-type="string">
            <text:p>0.52898550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style-name="ce3" table:formula="of:=[.J87]/[.$I$55]" office:value-type="float" office:value="0.489650573588872">
            <text:p>0,490</text:p>
          </table:table-cell>
          <table:table-cell table:style-name="ce3" table:formula="of:=[.C35]/[.$A$3]" office:value-type="float" office:value="12.2412643397218">
            <text:p>12,241</text:p>
          </table:table-cell>
          <table:table-cell table:style-name="ce3" table:formula="of:=[.B35]/[.$B$20]" office:value-type="float" office:value="1.11702127659574">
            <text:p>1,117</text:p>
          </table:table-cell>
          <table:table-cell table:style-name="ce3" table:formula="of:=[.D35]/[.$D$20]" office:value-type="float" office:value="0.258064516129032">
            <text:p>0,258</text:p>
          </table:table-cell>
          <table:table-cell/>
          <table:table-cell table:formula="of:=3*[.C34]/100" office:value-type="float" office:value="0.0159136436416383">
            <text:p>0,0159136436</text:p>
          </table:table-cell>
          <table:table-cell table:formula="of:=([.C34]^2/[.$A$3]^4*[.$G$4]^2+[.H35]^2/[.$A$3]^2)^(1/2)" office:value-type="float" office:value="0.562632266619433">
            <text:p>0,5626322666</text:p>
          </table:table-cell>
          <table:table-cell table:formula="of:=([.D34]^2/[.$D$20]^4*[.$I$20]^2+[.I35]^2/[.$D$20]^2)^(1/2)" office:value-type="float" office:value="0.016505859525886">
            <text:p>0,0165058595</text:p>
          </table:table-cell>
          <table:table-cell table:style-name="Default" table:formula="of:=([.B34]^2*0.5^2/[.$B$20]^4+1*0.5^2/[.$B$20]^2)^(1/2)" office:value-type="float" office:value="0.0079326387093142">
            <text:p>0,0079326387</text:p>
          </table:table-cell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8" office:value-type="float" office:value="1137096774">
            <text:p>1.137.096.774,00</text:p>
          </table:table-cell>
          <table:table-cell office:value-type="string">
            <text:p>0.48550724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style-name="ce3" table:formula="of:=[.J88]/[.$I$55]" office:value-type="float" office:value="0.448846359123133">
            <text:p>0,449</text:p>
          </table:table-cell>
          <table:table-cell table:style-name="ce3" table:formula="of:=[.C36]/[.$A$3]" office:value-type="float" office:value="11.2211589780783">
            <text:p>11,221</text:p>
          </table:table-cell>
          <table:table-cell table:style-name="ce3" table:formula="of:=[.B36]/[.$B$20]" office:value-type="float" office:value="1.12765957446809">
            <text:p>1,128</text:p>
          </table:table-cell>
          <table:table-cell table:style-name="ce3" table:formula="of:=[.D36]/[.$D$20]" office:value-type="float" office:value="0.236559139784946">
            <text:p>0,237</text:p>
          </table:table-cell>
          <table:table-cell/>
          <table:table-cell table:formula="of:=3*[.C35]/100" office:value-type="float" office:value="0.0146895172076662">
            <text:p>0,0146895172</text:p>
          </table:table-cell>
          <table:table-cell table:formula="of:=([.C35]^2/[.$A$3]^4*[.$G$4]^2+[.H36]^2/[.$A$3]^2)^(1/2)" office:value-type="float" office:value="0.519352861494861">
            <text:p>0,5193528615</text:p>
          </table:table-cell>
          <table:table-cell table:formula="of:=([.D35]^2/[.$D$20]^4*[.$I$20]^2+[.I36]^2/[.$D$20]^2)^(1/2)" office:value-type="float" office:value="0.0152361780238947">
            <text:p>0,015236178</text:p>
          </table:table-cell>
          <table:table-cell table:style-name="Default" table:formula="of:=([.B35]^2*0.5^2/[.$B$20]^4+1*0.5^2/[.$B$20]^2)^(1/2)" office:value-type="float" office:value="0.00797470915394877">
            <text:p>0,0079747092</text:p>
          </table:table-cell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8" office:value-type="float" office:value="1153225806">
            <text:p>1.153.225.806,00</text:p>
          </table:table-cell>
          <table:table-cell office:value-type="string">
            <text:p>0.44927536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style-name="ce3" table:formula="of:=[.J89]/[.$I$55]" office:value-type="float" office:value="0.424363830443689">
            <text:p>0,424</text:p>
          </table:table-cell>
          <table:table-cell table:style-name="ce3" table:formula="of:=[.C37]/[.$A$3]" office:value-type="float" office:value="10.6090957610922">
            <text:p>10,609</text:p>
          </table:table-cell>
          <table:table-cell table:style-name="ce3" table:formula="of:=[.B37]/[.$B$20]" office:value-type="float" office:value="1.13829787234043">
            <text:p>1,138</text:p>
          </table:table-cell>
          <table:table-cell table:style-name="ce3" table:formula="of:=[.D37]/[.$D$20]" office:value-type="float" office:value="0.223655913978495">
            <text:p>0,224</text:p>
          </table:table-cell>
          <table:table-cell table:style-name="Default" table:number-columns-repeated="6"/>
          <table:table-cell table:number-columns-repeated="9"/>
          <table:table-cell table:style-name="Default" table:number-columns-repeated="2"/>
          <table:table-cell table:number-columns-repeated="2"/>
          <table:table-cell table:style-name="ce8" office:value-type="float" office:value="1177419355">
            <text:p>1.177.419.355,00</text:p>
          </table:table-cell>
          <table:table-cell office:value-type="string">
            <text:p>0.39130434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style-name="ce3" table:formula="of:=[.J90]/[.$I$55]" office:value-type="float" office:value="0.408042144657393">
            <text:p>0,408</text:p>
          </table:table-cell>
          <table:table-cell table:style-name="ce3" table:formula="of:=[.C38]/[.$A$3]" office:value-type="float" office:value="10.2010536164348">
            <text:p>10,201</text:p>
          </table:table-cell>
          <table:table-cell table:style-name="ce3" table:formula="of:=[.B38]/[.$B$20]" office:value-type="float" office:value="1.14893617021277">
            <text:p>1,149</text:p>
          </table:table-cell>
          <table:table-cell table:style-name="ce3" table:formula="of:=[.D38]/[.$D$20]" office:value-type="float" office:value="0.21505376344086">
            <text:p>0,215</text:p>
          </table:table-cell>
          <table:table-cell table:style-name="Default" table:number-columns-repeated="6"/>
          <table:table-cell table:number-columns-repeated="9"/>
          <table:table-cell table:style-name="Default" table:number-columns-repeated="2"/>
          <table:table-cell table:number-columns-repeated="2"/>
          <table:table-cell table:style-name="ce8" office:value-type="float" office:value="1217741935">
            <text:p>1.217.741.935,00</text:p>
          </table:table-cell>
          <table:table-cell office:value-type="string">
            <text:p>0.3405797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style-name="ce3" table:formula="of:=[.J91]/[.$I$55]" office:value-type="float" office:value="0.375398773084802">
            <text:p>0,375</text:p>
          </table:table-cell>
          <table:table-cell table:style-name="ce3" table:formula="of:=[.C39]/[.$A$3]" office:value-type="float" office:value="9.38496932712005">
            <text:p>9,385</text:p>
          </table:table-cell>
          <table:table-cell table:style-name="ce3" table:formula="of:=[.B39]/[.$B$20]" office:value-type="float" office:value="1.15957446808511">
            <text:p>1,160</text:p>
          </table:table-cell>
          <table:table-cell table:style-name="ce3" table:formula="of:=[.D39]/[.$D$20]" office:value-type="float" office:value="0.197849462365591">
            <text:p>0,198</text:p>
          </table:table-cell>
          <table:table-cell table:style-name="Default" table:number-columns-repeated="6"/>
          <table:table-cell table:number-columns-repeated="9"/>
          <table:table-cell table:style-name="Default" table:number-columns-repeated="2"/>
          <table:table-cell table:number-columns-repeated="2"/>
          <table:table-cell table:style-name="ce8" office:value-type="float" office:value="1258064516">
            <text:p>1.258.064.516,00</text:p>
          </table:table-cell>
          <table:table-cell office:value-type="string">
            <text:p>0.28260869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style-name="ce3" table:formula="of:=[.J92]/[.$I$55]" office:value-type="float" office:value="0.359077087298506">
            <text:p>0,359</text:p>
          </table:table-cell>
          <table:table-cell table:style-name="ce3" table:formula="of:=[.C40]/[.$A$3]" office:value-type="float" office:value="8.97692718246266">
            <text:p>8,977</text:p>
          </table:table-cell>
          <table:table-cell table:style-name="ce3" table:formula="of:=[.B40]/[.$B$20]" office:value-type="float" office:value="1.17021276595745">
            <text:p>1,170</text:p>
          </table:table-cell>
          <table:table-cell table:style-name="ce3" table:formula="of:=[.D40]/[.$D$20]" office:value-type="float" office:value="0.189247311827957">
            <text:p>0,189</text:p>
          </table:table-cell>
          <table:table-cell table:style-name="Default" table:number-columns-repeated="6"/>
          <table:table-cell table:number-columns-repeated="9"/>
          <table:table-cell table:style-name="Default" table:number-columns-repeated="2"/>
          <table:table-cell table:number-columns-repeated="2"/>
          <table:table-cell table:style-name="ce8" office:value-type="float" office:value="1298387097">
            <text:p>1.298.387.097,00</text:p>
          </table:table-cell>
          <table:table-cell office:value-type="string">
            <text:p>0.23913043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style-name="ce3" table:formula="of:=[.J93]/[.$I$55]" office:value-type="float" office:value="0.34275540151221">
            <text:p>0,343</text:p>
          </table:table-cell>
          <table:table-cell table:style-name="ce3" table:formula="of:=[.C41]/[.$A$3]" office:value-type="float" office:value="8.56888503780526">
            <text:p>8,569</text:p>
          </table:table-cell>
          <table:table-cell table:style-name="ce3" table:formula="of:=[.B41]/[.$B$20]" office:value-type="float" office:value="1.18085106382979">
            <text:p>1,181</text:p>
          </table:table-cell>
          <table:table-cell table:style-name="ce3" table:formula="of:=[.D41]/[.$D$20]" office:value-type="float" office:value="0.180645161290323">
            <text:p>0,181</text:p>
          </table:table-cell>
          <table:table-cell table:style-name="Default" table:number-columns-repeated="6"/>
          <table:table-cell table:number-columns-repeated="9"/>
          <table:table-cell table:style-name="Default" table:number-columns-repeated="2"/>
          <table:table-cell table:number-columns-repeated="2"/>
          <table:table-cell table:style-name="ce8" office:value-type="float" office:value="1338709677">
            <text:p>1.338.709.677,00</text:p>
          </table:table-cell>
          <table:table-cell office:value-type="string">
            <text:p>0.21014492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style-name="ce3" table:formula="of:=[.J94]/[.$I$55]" office:value-type="float" office:value="0.267267604750593">
            <text:p>0,267</text:p>
          </table:table-cell>
          <table:table-cell table:style-name="ce3" table:formula="of:=[.C42]/[.$A$3]" office:value-type="float" office:value="6.68169011876482">
            <text:p>6,682</text:p>
          </table:table-cell>
          <table:table-cell table:style-name="ce3" table:formula="of:=[.B42]/[.$B$20]" office:value-type="float" office:value="1.22340425531915">
            <text:p>1,223</text:p>
          </table:table-cell>
          <table:table-cell table:style-name="ce3" table:formula="of:=[.D42]/[.$D$20]" office:value-type="float" office:value="0.140860215053763">
            <text:p>0,141</text:p>
          </table:table-cell>
          <table:table-cell table:style-name="Default" table:number-columns-repeated="6"/>
          <table:table-cell table:number-columns-repeated="9"/>
          <table:table-cell table:style-name="Default" table:number-columns-repeated="2"/>
          <table:table-cell table:number-columns-repeated="2"/>
          <table:table-cell table:style-name="ce8" office:value-type="float" office:value="1379032258">
            <text:p>1.379.032.258,00</text:p>
          </table:table-cell>
          <table:table-cell office:value-type="string">
            <text:p>0.195652174</text:p>
          </table:table-cell>
          <table:table-cell table:number-columns-repeated="997"/>
        </table:table-row>
        <table:table-row table:style-name="ro1" table:number-rows-repeated="3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Fattore conversione oscilloscopio</text:p>
          </table:table-cell>
          <table:table-cell office:value-type="string">
            <text:p>Segnale (V) oscilloscopio nuovo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" office:value-type="float" office:value="9.80290897">
            <text:p>9,803</text:p>
          </table:table-cell>
          <table:table-cell office:value-type="float" office:value="3.2">
            <text:p>3,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3.4">
            <text:p>3,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3.68">
            <text:p>3,6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.04">
            <text:p>4,0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.4">
            <text:p>4,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.88">
            <text:p>4,8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.44">
            <text:p>5,4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6.16">
            <text:p>6,16</text:p>
          </table:table-cell>
          <table:table-cell/>
          <table:table-cell>
            <draw:frame table:end-cell-address="Foglio1.Q75" table:end-x="0.145cm" table:end-y="0.203cm" draw:z-index="0" draw:name="Grafico 4" draw:style-name="gr1" draw:text-style-name="P1" svg:width="16.092cm" svg:height="7.132cm" svg:x="2.474cm" svg:y="0.039cm">
              <draw:object draw:notify-on-update-of-ranges="Foglio1.B3:Foglio1.B42 Foglio1.J55:Foglio1.J9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8.08">
            <text:p>8,0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9.6">
            <text:p>9,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1.6">
            <text:p>11,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2.7">
            <text:p>12,7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3.9">
            <text:p>13,9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5.4">
            <text:p>15,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6.8">
            <text:p>16,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8">
            <text:p>1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8.6">
            <text:p>18,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8.4">
            <text:p>18,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8.2">
            <text:p>18,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7.2">
            <text:p>17,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6">
            <text:p>1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4.8">
            <text:p>14,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3.4">
            <text:p>13,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2.2">
            <text:p>12,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1.4">
            <text:p>11,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9.6">
            <text:p>9,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8.24">
            <text:p>8,2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7.2">
            <text:p>7,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6.4">
            <text:p>6,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.68">
            <text:p>5,6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.2">
            <text:p>5,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.8">
            <text:p>4,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.4">
            <text:p>4,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.16">
            <text:p>4,1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3.68">
            <text:p>3,6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3.52">
            <text:p>3,5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3.36">
            <text:p>3,3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2.62">
            <text:p>2,62</text:p>
          </table:table-cell>
          <table:table-cell table:number-columns-repeated="1014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105">
      <number:number number:decimal-places="3" number:min-integer-digits="1"/>
    </number:number-style>
    <number:number-style style:name="N106">
      <number:number number:decimal-places="1"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f4b18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4c7e7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23/02/2021</text:date>, <text:time>22.18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3T22:18:12.37</dc:date>
    <dc:creator>Arianna Mischianti</dc:creator>
    <meta:generator>OpenOffice/4.1.1$Win32 OpenOffice.org_project/411m6$Build-9775</meta:generator>
    <meta:editing-duration>PT4H33M33S</meta:editing-duration>
    <meta:editing-cycles>4</meta:editing-cycles>
    <meta:document-statistic meta:table-count="1" meta:cell-count="7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it" number:country="IT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tick-marks-major-inner="false" chart:tick-marks-major-outer="false" chart:logarithmic="false" chart:minimum="78" chart:maximum="118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8000">
      <style:chart-properties chart:display-label="true" chart:tick-marks-major-inner="false" chart:tick-marks-major-outer="false" chart:logarithmic="false" chart:minimum="2" chart:maximum="19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1cm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93cm" svg:height="7.133cm" xlink:href=".." xlink:type="simple" chart:class="chart:scatter" chart:style-name="ch1">
        <chart:title svg:x="5.068cm" svg:y="0.104cm" chart:style-name="ch2">
          <text:p>Condensatore 4.7 nF</text:p>
        </chart:title>
        <chart:plot-area chart:style-name="ch3" table:cell-range-address="Foglio1.B3:Foglio1.B42 Foglio1.J55:Foglio1.J94" svg:x="0.771cm" svg:y="1.609cm" svg:width="14.68cm" svg:height="4.962cm">
          <chartooo:coordinate-region svg:x="1.292cm" svg:y="1.717cm" svg:width="13.893cm" svg:height="4.21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glio1.J55:Foglio1.J94" chart:class="chart:scatter">
            <chart:domain table:cell-range-address="Foglio1.B3:Foglio1.B42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Foglio1.B3:Foglio1.B42</svg:desc>
                </draw:g>
              </table:table-cell>
              <table:table-cell office:value-type="float" office:value="3.2">
                <text:p>3.2</text:p>
                <draw:g>
                  <svg:desc>Foglio1.J55:Foglio1.J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5">
                <text:p>91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">
                <text:p>92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.5">
                <text:p>92.5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5">
                <text:p>93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.5">
                <text:p>94.5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.5">
                <text:p>95.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.5">
                <text:p>96.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.5">
                <text:p>97.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">
                <text:p>10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">
                <text:p>103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">
                <text:p>10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">
                <text:p>10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">
                <text:p>10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">
                <text:p>11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">
                <text:p>11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">
                <text:p>115</text:p>
              </table:table-cell>
              <table:table-cell office:value-type="float" office:value="2.62">
                <text:p>2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5">
      <number:number number: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105">
      <style:chart-properties chart:display-label="true" chart:tick-marks-major-inner="false" chart:tick-marks-major-outer="false" chart:logarithmic="false" chart:minimum="0.8" chart:maximum="1.2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5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7" style:family="chart" style:data-style-name="N105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8" style:family="chart" style:data-style-name="N105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635cm" svg:height="11.541cm" xlink:href=".." xlink:type="simple" chart:class="chart:scatter" chart:style-name="ch1">
        <chart:title svg:x="3.412cm" svg:y="0.366cm" chart:style-name="ch2">
          <text:p>Condensatore 4.7 nF vs Condensatore 10 nF      </text:p>
        </chart:title>
        <chart:plot-area chart:style-name="ch3" table:cell-range-address="Foglio1.E3:Foglio1.F42 Foglio1.R3:Foglio1.R29" svg:x="0.782cm" svg:y="1.961cm" svg:width="15.189cm" svg:height="8.93cm">
          <chartooo:coordinate-region svg:x="1.372cm" svg:y="2.699cm" svg:width="14.293cm" svg:height="7.32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glio1.F3:Foglio1.F42" chart:class="chart:scatter">
            <chart:domain table:cell-range-address="Foglio1.E3:Foglio1.E42"/>
            <chart:data-point chart:repeated="40"/>
          </chart:series>
          <chart:series chart:style-name="ch8" chart:values-cell-range-address="Foglio1.R3:Foglio1.R29" chart:class="chart:scatter">
            <chart:domain table:cell-range-address="Foglio1.Q3:Foglio1.Q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Colonna F</text:p>
              </table:table-cell>
              <table:table-cell office:value-type="string">
                <text:p>Colonna Q</text:p>
              </table:table-cell>
              <table:table-cell office:value-type="string">
                <text:p>Colonna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1063829787234">
                <text:p>0.851063829787234</text:p>
                <draw:g>
                  <svg:desc>Foglio1.E3:Foglio1.E42</svg:desc>
                </draw:g>
              </table:table-cell>
              <table:table-cell office:value-type="float" office:value="0.172043010752688">
                <text:p>0.172043010752688</text:p>
                <draw:g>
                  <svg:desc>Foglio1.F3:Foglio1.F42</svg:desc>
                </draw:g>
              </table:table-cell>
              <table:table-cell office:value-type="float" office:value="0.844645550527904">
                <text:p>0.844645550527904</text:p>
                <draw:g>
                  <svg:desc>Foglio1.Q3:Foglio1.Q29</svg:desc>
                </draw:g>
              </table:table-cell>
              <table:table-cell office:value-type="float" office:value="0.173109243697479">
                <text:p>0.173109243697479</text:p>
                <draw:g>
                  <svg:desc>Foglio1.R3:Foglio1.R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1702127659574">
                <text:p>0.861702127659574</text:p>
              </table:table-cell>
              <table:table-cell office:value-type="float" office:value="0.182795698924731">
                <text:p>0.182795698924731</text:p>
              </table:table-cell>
              <table:table-cell office:value-type="float" office:value="0.85972850678733">
                <text:p>0.85972850678733</text:p>
              </table:table-cell>
              <table:table-cell office:value-type="float" office:value="0.188235294117647">
                <text:p>0.188235294117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2340425531915">
                <text:p>0.872340425531915</text:p>
              </table:table-cell>
              <table:table-cell office:value-type="float" office:value="0.197849462365591">
                <text:p>0.197849462365591</text:p>
              </table:table-cell>
              <table:table-cell office:value-type="float" office:value="0.874811463046757">
                <text:p>0.874811463046757</text:p>
              </table:table-cell>
              <table:table-cell office:value-type="float" office:value="0.210084033613445">
                <text:p>0.210084033613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2978723404255">
                <text:p>0.882978723404255</text:p>
              </table:table-cell>
              <table:table-cell office:value-type="float" office:value="0.217204301075269">
                <text:p>0.217204301075269</text:p>
              </table:table-cell>
              <table:table-cell office:value-type="float" office:value="0.889894419306184">
                <text:p>0.889894419306184</text:p>
              </table:table-cell>
              <table:table-cell office:value-type="float" office:value="0.242016806722689">
                <text:p>0.24201680672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3617021276596">
                <text:p>0.893617021276596</text:p>
              </table:table-cell>
              <table:table-cell office:value-type="float" office:value="0.236559139784946">
                <text:p>0.236559139784946</text:p>
              </table:table-cell>
              <table:table-cell office:value-type="float" office:value="0.904977375565611">
                <text:p>0.904977375565611</text:p>
              </table:table-cell>
              <table:table-cell office:value-type="float" office:value="0.27563025210084">
                <text:p>0.27563025210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4255319148936">
                <text:p>0.904255319148936</text:p>
              </table:table-cell>
              <table:table-cell office:value-type="float" office:value="0.262365591397849">
                <text:p>0.262365591397849</text:p>
              </table:table-cell>
              <table:table-cell office:value-type="float" office:value="0.920060331825038">
                <text:p>0.920060331825038</text:p>
              </table:table-cell>
              <table:table-cell office:value-type="float" office:value="0.319327731092437">
                <text:p>0.319327731092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4893617021277">
                <text:p>0.914893617021277</text:p>
              </table:table-cell>
              <table:table-cell office:value-type="float" office:value="0.29247311827957">
                <text:p>0.29247311827957</text:p>
              </table:table-cell>
              <table:table-cell office:value-type="float" office:value="0.935143288084464">
                <text:p>0.935143288084464</text:p>
              </table:table-cell>
              <table:table-cell office:value-type="float" office:value="0.383193277310924">
                <text:p>0.383193277310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5531914893617">
                <text:p>0.925531914893617</text:p>
              </table:table-cell>
              <table:table-cell office:value-type="float" office:value="0.331182795698925">
                <text:p>0.331182795698925</text:p>
              </table:table-cell>
              <table:table-cell office:value-type="float" office:value="0.950226244343891">
                <text:p>0.950226244343891</text:p>
              </table:table-cell>
              <table:table-cell office:value-type="float" office:value="0.478991596638656">
                <text:p>0.478991596638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6170212765957">
                <text:p>0.936170212765957</text:p>
              </table:table-cell>
              <table:table-cell office:value-type="float" office:value="0.376344086021505">
                <text:p>0.376344086021505</text:p>
              </table:table-cell>
              <table:table-cell office:value-type="float" office:value="0.965309200603318">
                <text:p>0.965309200603318</text:p>
              </table:table-cell>
              <table:table-cell office:value-type="float" office:value="0.621848739495798">
                <text:p>0.621848739495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6808510638298">
                <text:p>0.946808510638298</text:p>
              </table:table-cell>
              <table:table-cell office:value-type="float" office:value="0.434408602150538">
                <text:p>0.434408602150538</text:p>
              </table:table-cell>
              <table:table-cell office:value-type="float" office:value="0.972850678733032">
                <text:p>0.972850678733032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516129032258064">
                <text:p>0.516129032258064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0.798319327731092">
                <text:p>0.798319327731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8085106382979">
                <text:p>0.968085106382979</text:p>
              </table:table-cell>
              <table:table-cell office:value-type="float" office:value="0.623655913978495">
                <text:p>0.623655913978495</text:p>
              </table:table-cell>
              <table:table-cell office:value-type="float" office:value="0.987933634992459">
                <text:p>0.987933634992459</text:p>
              </table:table-cell>
              <table:table-cell office:value-type="float" office:value="0.907563025210084">
                <text:p>0.907563025210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3404255319149">
                <text:p>0.973404255319149</text:p>
              </table:table-cell>
              <table:table-cell office:value-type="float" office:value="0.682795698924731">
                <text:p>0.682795698924731</text:p>
              </table:table-cell>
              <table:table-cell office:value-type="float" office:value="0.993966817496229">
                <text:p>0.993966817496229</text:p>
              </table:table-cell>
              <table:table-cell office:value-type="float" office:value="0.966386554621849">
                <text:p>0.966386554621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8723404255319">
                <text:p>0.978723404255319</text:p>
              </table:table-cell>
              <table:table-cell office:value-type="float" office:value="0.747311827956989">
                <text:p>0.7473118279569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4042553191489">
                <text:p>0.984042553191489</text:p>
              </table:table-cell>
              <table:table-cell office:value-type="float" office:value="0.827956989247312">
                <text:p>0.827956989247312</text:p>
              </table:table-cell>
              <table:table-cell office:value-type="float" office:value="1.00603318250377">
                <text:p>1.00603318250377</text:p>
              </table:table-cell>
              <table:table-cell office:value-type="float" office:value="0.991596638655462">
                <text:p>0.991596638655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936170212766">
                <text:p>0.98936170212766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1.01206636500754">
                <text:p>1.01206636500754</text:p>
              </table:table-cell>
              <table:table-cell office:value-type="float" office:value="0.949579831932773">
                <text:p>0.949579831932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468085106383">
                <text:p>0.9946808510638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072398190045">
                <text:p>1.04072398190045</text:p>
              </table:table-cell>
              <table:table-cell office:value-type="float" office:value="0.672268907563025">
                <text:p>0.672268907563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531914893617">
                <text:p>1.00531914893617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1.05580693815988">
                <text:p>1.05580693815988</text:p>
              </table:table-cell>
              <table:table-cell office:value-type="float" office:value="0.554621848739496">
                <text:p>0.554621848739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063829787234">
                <text:p>1.01063829787234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1.07088989441931">
                <text:p>1.07088989441931</text:p>
              </table:table-cell>
              <table:table-cell office:value-type="float" office:value="0.453781512605042">
                <text:p>0.453781512605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595744680851">
                <text:p>1.01595744680851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1.08597285067873">
                <text:p>1.08597285067873</text:p>
              </table:table-cell>
              <table:table-cell office:value-type="float" office:value="0.394957983193277">
                <text:p>0.394957983193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127659574468">
                <text:p>1.02127659574468</text:p>
              </table:table-cell>
              <table:table-cell office:value-type="float" office:value="0.860215053763441">
                <text:p>0.860215053763441</text:p>
              </table:table-cell>
              <table:table-cell office:value-type="float" office:value="1.10105580693816">
                <text:p>1.10105580693816</text:p>
              </table:table-cell>
              <table:table-cell office:value-type="float" office:value="0.336134453781513">
                <text:p>0.336134453781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2659574468085">
                <text:p>1.02659574468085</text:p>
              </table:table-cell>
              <table:table-cell office:value-type="float" office:value="0.795698924731183">
                <text:p>0.795698924731183</text:p>
              </table:table-cell>
              <table:table-cell office:value-type="float" office:value="1.11613876319759">
                <text:p>1.11613876319759</text:p>
              </table:table-cell>
              <table:table-cell office:value-type="float" office:value="0.299159663865546">
                <text:p>0.299159663865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191489361702">
                <text:p>1.03191489361702</text:p>
              </table:table-cell>
              <table:table-cell office:value-type="float" office:value="0.720430107526882">
                <text:p>0.720430107526882</text:p>
              </table:table-cell>
              <table:table-cell office:value-type="float" office:value="1.13122171945701">
                <text:p>1.13122171945701</text:p>
              </table:table-cell>
              <table:table-cell office:value-type="float" office:value="0.272268907563025">
                <text:p>0.272268907563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3723404255319">
                <text:p>1.03723404255319</text:p>
              </table:table-cell>
              <table:table-cell office:value-type="float" office:value="0.655913978494624">
                <text:p>0.655913978494624</text:p>
              </table:table-cell>
              <table:table-cell office:value-type="float" office:value="1.14630467571644">
                <text:p>1.14630467571644</text:p>
              </table:table-cell>
              <table:table-cell office:value-type="float" office:value="0.242016806722689">
                <text:p>0.242016806722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255319148936">
                <text:p>1.0425531914893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.16138763197587">
                <text:p>1.16138763197587</text:p>
              </table:table-cell>
              <table:table-cell office:value-type="float" office:value="0.218487394957983">
                <text:p>0.218487394957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31914893617">
                <text:p>1.0531914893617</text:p>
              </table:table-cell>
              <table:table-cell office:value-type="float" office:value="0.516129032258064">
                <text:p>0.516129032258064</text:p>
              </table:table-cell>
              <table:table-cell office:value-type="float" office:value="1.17647058823529">
                <text:p>1.17647058823529</text:p>
              </table:table-cell>
              <table:table-cell office:value-type="float" office:value="0.201680672268908">
                <text:p>0.2016806722689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0.443010752688172">
                <text:p>0.44301075268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446808510638">
                <text:p>1.07446808510638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510638297872">
                <text:p>1.08510638297872</text:p>
              </table:table-cell>
              <table:table-cell office:value-type="float" office:value="0.344086021505376">
                <text:p>0.34408602150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0.305376344086021">
                <text:p>0.30537634408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063829787234">
                <text:p>1.1063829787234</text:p>
              </table:table-cell>
              <table:table-cell office:value-type="float" office:value="0.279569892473118">
                <text:p>0.27956989247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1702127659574">
                <text:p>1.11702127659574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2765957446809">
                <text:p>1.12765957446809</text:p>
              </table:table-cell>
              <table:table-cell office:value-type="float" office:value="0.236559139784946">
                <text:p>0.23655913978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3829787234043">
                <text:p>1.13829787234043</text:p>
              </table:table-cell>
              <table:table-cell office:value-type="float" office:value="0.223655913978495">
                <text:p>0.22365591397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4893617021277">
                <text:p>1.14893617021277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5957446808511">
                <text:p>1.15957446808511</text:p>
              </table:table-cell>
              <table:table-cell office:value-type="float" office:value="0.197849462365591">
                <text:p>0.197849462365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021276595745">
                <text:p>1.17021276595745</text:p>
              </table:table-cell>
              <table:table-cell office:value-type="float" office:value="0.189247311827957">
                <text:p>0.189247311827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8085106382979">
                <text:p>1.18085106382979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2340425531915">
                <text:p>1.22340425531915</text:p>
              </table:table-cell>
              <table:table-cell office:value-type="float" office:value="0.140860215053763">
                <text:p>0.14086021505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